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ext_20_body">
      <style:text-properties officeooo:rsid="0117b9f7" officeooo:paragraph-rsid="0117b9f7"/>
    </style:style>
    <style:style style:name="P83" style:family="paragraph" style:parent-style-name="Text_20_body">
      <style:text-properties officeooo:rsid="01212813" officeooo:paragraph-rsid="0120f96d"/>
    </style:style>
    <style:style style:name="P84" style:family="paragraph" style:parent-style-name="Text_20_body">
      <style:text-properties officeooo:rsid="0123e403" officeooo:paragraph-rsid="0123e403"/>
    </style:style>
    <style:style style:name="P85" style:family="paragraph" style:parent-style-name="Text_20_body">
      <style:text-properties officeooo:rsid="012e9e6b" officeooo:paragraph-rsid="012e9e6b"/>
    </style:style>
    <style:style style:name="P86" style:family="paragraph" style:parent-style-name="Text_20_body">
      <style:text-properties officeooo:rsid="0130109c" officeooo:paragraph-rsid="0130109c"/>
    </style:style>
    <style:style style:name="P87" style:family="paragraph" style:parent-style-name="Text_20_body">
      <style:text-properties officeooo:rsid="0131a5ba" officeooo:paragraph-rsid="0131a5ba"/>
    </style:style>
    <style:style style:name="P88" style:family="paragraph" style:parent-style-name="Text_20_body">
      <style:text-properties officeooo:rsid="0133b4ce" officeooo:paragraph-rsid="0133b4ce"/>
    </style:style>
    <style:style style:name="P89" style:family="paragraph" style:parent-style-name="Text_20_body">
      <style:text-properties officeooo:rsid="01375973" officeooo:paragraph-rsid="0136e19a"/>
    </style:style>
    <style:style style:name="P90" style:family="paragraph" style:parent-style-name="Text_20_body">
      <style:text-properties officeooo:rsid="013ccf01" officeooo:paragraph-rsid="013ccf01"/>
    </style:style>
    <style:style style:name="P91" style:family="paragraph" style:parent-style-name="Text_20_body">
      <style:text-properties officeooo:rsid="013dcc10" officeooo:paragraph-rsid="013dcc10"/>
    </style:style>
    <style:style style:name="P92" style:family="paragraph" style:parent-style-name="Text_20_body">
      <style:text-properties officeooo:rsid="013ec2a7" officeooo:paragraph-rsid="013ec2a7"/>
    </style:style>
    <style:style style:name="P93" style:family="paragraph" style:parent-style-name="Text_20_body">
      <style:text-properties officeooo:rsid="0140310f" officeooo:paragraph-rsid="0140310f"/>
    </style:style>
    <style:style style:name="P94" style:family="paragraph" style:parent-style-name="Text_20_body">
      <style:text-properties officeooo:rsid="0141dbc1" officeooo:paragraph-rsid="0141dbc1"/>
    </style:style>
    <style:style style:name="P95" style:family="paragraph" style:parent-style-name="Text_20_body">
      <style:text-properties officeooo:paragraph-rsid="0144defb"/>
    </style:style>
    <style:style style:name="P96" style:family="paragraph" style:parent-style-name="Text_20_body">
      <style:text-properties officeooo:paragraph-rsid="01480b9a"/>
    </style:style>
    <style:style style:name="P97" style:family="paragraph" style:parent-style-name="Text_20_body">
      <style:text-properties officeooo:paragraph-rsid="014b9b52"/>
    </style:style>
    <style:style style:name="P98" style:family="paragraph" style:parent-style-name="Text_20_body">
      <style:text-properties officeooo:paragraph-rsid="014ec535"/>
    </style:style>
    <style:style style:name="P99" style:family="paragraph" style:parent-style-name="Text_20_body">
      <style:text-properties officeooo:paragraph-rsid="0152fde4"/>
    </style:style>
    <style:style style:name="P100" style:family="paragraph" style:parent-style-name="Text_20_body">
      <style:text-properties officeooo:rsid="014b7276" officeooo:paragraph-rsid="014b7276"/>
    </style:style>
    <style:style style:name="P101" style:family="paragraph" style:parent-style-name="Text_20_body">
      <style:text-properties officeooo:rsid="014d5ad4" officeooo:paragraph-rsid="014b9b52"/>
    </style:style>
    <style:style style:name="P102" style:family="paragraph" style:parent-style-name="Text_20_body">
      <style:text-properties officeooo:rsid="0150f692" officeooo:paragraph-rsid="0150f692"/>
    </style:style>
    <style:style style:name="P103" style:family="paragraph" style:parent-style-name="Text_20_body">
      <style:text-properties officeooo:rsid="0151521e" officeooo:paragraph-rsid="0151521e"/>
    </style:style>
    <style:style style:name="P104" style:family="paragraph" style:parent-style-name="Text_20_body">
      <style:text-properties officeooo:rsid="01525678" officeooo:paragraph-rsid="01525678"/>
    </style:style>
    <style:style style:name="P105" style:family="paragraph" style:parent-style-name="Text_20_body">
      <style:text-properties officeooo:rsid="0155ccec" officeooo:paragraph-rsid="0155ccec"/>
    </style:style>
    <style:style style:name="P106" style:family="paragraph" style:parent-style-name="Text_20_body">
      <style:text-properties officeooo:rsid="015c9aa5" officeooo:paragraph-rsid="015c9aa5"/>
    </style:style>
    <style:style style:name="P107" style:family="paragraph" style:parent-style-name="Text_20_body">
      <style:text-properties officeooo:rsid="015d4da9" officeooo:paragraph-rsid="015d4da9"/>
    </style:style>
    <style:style style:name="P108" style:family="paragraph" style:parent-style-name="Text_20_body">
      <style:text-properties officeooo:rsid="015ea515" officeooo:paragraph-rsid="015ea515"/>
    </style:style>
    <style:style style:name="P109" style:family="paragraph" style:parent-style-name="Text_20_body">
      <style:text-properties officeooo:rsid="01615a9a" officeooo:paragraph-rsid="01615a9a"/>
    </style:style>
    <style:style style:name="P110" style:family="paragraph" style:parent-style-name="Text_20_body">
      <style:text-properties officeooo:rsid="01615a9a" officeooo:paragraph-rsid="01674eaf"/>
    </style:style>
    <style:style style:name="P111" style:family="paragraph" style:parent-style-name="Text_20_body">
      <style:text-properties officeooo:rsid="01615a9a" officeooo:paragraph-rsid="0169b507"/>
    </style:style>
    <style:style style:name="P112" style:family="paragraph" style:parent-style-name="Text_20_body">
      <style:text-properties officeooo:rsid="01615a9a" officeooo:paragraph-rsid="016a2889"/>
    </style:style>
    <style:style style:name="P113" style:family="paragraph" style:parent-style-name="Text_20_body">
      <style:text-properties officeooo:rsid="01615a9a" officeooo:paragraph-rsid="016ee133"/>
    </style:style>
    <style:style style:name="P114" style:family="paragraph" style:parent-style-name="Text_20_body">
      <style:text-properties officeooo:rsid="01688a49" officeooo:paragraph-rsid="01688a49"/>
    </style:style>
    <style:style style:name="P115" style:family="paragraph" style:parent-style-name="Text_20_body">
      <style:text-properties officeooo:rsid="01629900" officeooo:paragraph-rsid="01674eaf"/>
    </style:style>
    <style:style style:name="P116" style:family="paragraph" style:parent-style-name="Text_20_body">
      <style:text-properties officeooo:rsid="016487fd" officeooo:paragraph-rsid="01674eaf"/>
    </style:style>
    <style:style style:name="P117" style:family="paragraph" style:parent-style-name="Text_20_body">
      <style:text-properties officeooo:rsid="0165681a" officeooo:paragraph-rsid="01674eaf"/>
    </style:style>
    <style:style style:name="P118" style:family="paragraph" style:parent-style-name="Text_20_body">
      <style:text-properties officeooo:rsid="0165681a" officeooo:paragraph-rsid="01629900"/>
    </style:style>
    <style:style style:name="P119" style:family="paragraph" style:parent-style-name="Text_20_body">
      <style:text-properties officeooo:rsid="016a2889" officeooo:paragraph-rsid="016a2889"/>
    </style:style>
    <style:style style:name="P120" style:family="paragraph" style:parent-style-name="Text_20_body">
      <style:text-properties officeooo:rsid="016d33b5" officeooo:paragraph-rsid="016d33b5"/>
    </style:style>
    <style:style style:name="P121" style:family="paragraph" style:parent-style-name="Text_20_body">
      <style:text-properties officeooo:rsid="016ecd9e" officeooo:paragraph-rsid="016ecd9e"/>
    </style:style>
    <style:style style:name="P122" style:family="paragraph" style:parent-style-name="Text_20_body">
      <style:text-properties officeooo:rsid="01719a66" officeooo:paragraph-rsid="016ee133"/>
    </style:style>
    <style:style style:name="P123" style:family="paragraph" style:parent-style-name="Text_20_body">
      <style:text-properties officeooo:rsid="01739a60" officeooo:paragraph-rsid="01739a60"/>
    </style:style>
    <style:style style:name="P124" style:family="paragraph" style:parent-style-name="Text_20_body">
      <style:text-properties officeooo:rsid="01743f71" officeooo:paragraph-rsid="01743f71"/>
    </style:style>
    <style:style style:name="P125" style:family="paragraph" style:parent-style-name="Text_20_body">
      <style:text-properties officeooo:rsid="0175fb50" officeooo:paragraph-rsid="0175fb50"/>
    </style:style>
    <style:style style:name="P126" style:family="paragraph" style:parent-style-name="Text_20_body">
      <style:text-properties officeooo:rsid="01777d5d" officeooo:paragraph-rsid="01777d5d"/>
    </style:style>
    <style:style style:name="P127" style:family="paragraph" style:parent-style-name="Text_20_body">
      <style:text-properties officeooo:paragraph-rsid="0179d510"/>
    </style:style>
    <style:style style:name="P128" style:family="paragraph" style:parent-style-name="Text_20_body">
      <style:text-properties officeooo:paragraph-rsid="017c40f6"/>
    </style:style>
    <style:style style:name="P129" style:family="paragraph" style:parent-style-name="Text_20_body">
      <style:text-properties officeooo:paragraph-rsid="017cfffc"/>
    </style:style>
    <style:style style:name="P130" style:family="paragraph" style:parent-style-name="Text_20_body">
      <style:text-properties officeooo:paragraph-rsid="0180c8d8"/>
    </style:style>
    <style:style style:name="P131" style:family="paragraph" style:parent-style-name="Text_20_body">
      <style:text-properties officeooo:paragraph-rsid="0190d1c0"/>
    </style:style>
    <style:style style:name="P132" style:family="paragraph" style:parent-style-name="Text_20_body">
      <style:text-properties officeooo:paragraph-rsid="0192d19e"/>
    </style:style>
    <style:style style:name="P133" style:family="paragraph" style:parent-style-name="Text_20_body">
      <style:text-properties officeooo:paragraph-rsid="0197fe0c"/>
    </style:style>
    <style:style style:name="P134" style:family="paragraph" style:parent-style-name="Text_20_body">
      <style:text-properties officeooo:paragraph-rsid="019feae3"/>
    </style:style>
    <style:style style:name="P135" style:family="paragraph" style:parent-style-name="Text_20_body">
      <style:text-properties officeooo:rsid="0179d510" officeooo:paragraph-rsid="0179d510"/>
    </style:style>
    <style:style style:name="P136" style:family="paragraph" style:parent-style-name="Text_20_body">
      <style:text-properties officeooo:rsid="0182bc26" officeooo:paragraph-rsid="0180c8d8"/>
    </style:style>
    <style:style style:name="P137" style:family="paragraph" style:parent-style-name="Text_20_body">
      <style:text-properties officeooo:rsid="0184a2e0" officeooo:paragraph-rsid="0184a2e0"/>
    </style:style>
    <style:style style:name="P138" style:family="paragraph" style:parent-style-name="Text_20_body">
      <style:text-properties officeooo:rsid="0184d526" officeooo:paragraph-rsid="0184d526"/>
    </style:style>
    <style:style style:name="P139" style:family="paragraph" style:parent-style-name="Text_20_body">
      <style:text-properties officeooo:rsid="01869bd5" officeooo:paragraph-rsid="01869bd5"/>
    </style:style>
    <style:style style:name="P140" style:family="paragraph" style:parent-style-name="Text_20_body">
      <style:text-properties officeooo:rsid="01883e30" officeooo:paragraph-rsid="01883e30"/>
    </style:style>
    <style:style style:name="P141" style:family="paragraph" style:parent-style-name="Text_20_body">
      <style:text-properties officeooo:rsid="0189c2f4" officeooo:paragraph-rsid="0189c2f4"/>
    </style:style>
    <style:style style:name="P142" style:family="paragraph" style:parent-style-name="Text_20_body">
      <style:text-properties officeooo:rsid="018b306b" officeooo:paragraph-rsid="018b306b"/>
    </style:style>
    <style:style style:name="P143" style:family="paragraph" style:parent-style-name="Text_20_body">
      <style:text-properties officeooo:rsid="0190d1c0" officeooo:paragraph-rsid="0190d1c0"/>
    </style:style>
    <style:style style:name="P144" style:family="paragraph" style:parent-style-name="Text_20_body">
      <style:text-properties officeooo:rsid="0194ad33" officeooo:paragraph-rsid="0192d19e"/>
    </style:style>
    <style:style style:name="P145" style:family="paragraph" style:parent-style-name="Text_20_body">
      <style:text-properties officeooo:rsid="0194ad33" officeooo:paragraph-rsid="0194ad33"/>
    </style:style>
    <style:style style:name="P146" style:family="paragraph" style:parent-style-name="Text_20_body">
      <style:text-properties officeooo:rsid="0196a1af" officeooo:paragraph-rsid="0196a1af"/>
    </style:style>
    <style:style style:name="P147" style:family="paragraph" style:parent-style-name="Text_20_body">
      <style:text-properties officeooo:rsid="0197fe0c" officeooo:paragraph-rsid="0197fe0c"/>
    </style:style>
    <style:style style:name="P148" style:family="paragraph" style:parent-style-name="Text_20_body">
      <style:text-properties officeooo:rsid="0199dc07" officeooo:paragraph-rsid="0199dc07"/>
    </style:style>
    <style:style style:name="P149" style:family="paragraph" style:parent-style-name="Text_20_body">
      <style:text-properties officeooo:rsid="019b991f" officeooo:paragraph-rsid="019b991f"/>
    </style:style>
    <style:style style:name="P150" style:family="paragraph" style:parent-style-name="Text_20_body">
      <style:text-properties officeooo:rsid="019c368b" officeooo:paragraph-rsid="019c368b"/>
    </style:style>
    <style:style style:name="P151" style:family="paragraph" style:parent-style-name="Text_20_body">
      <style:text-properties officeooo:rsid="019e2bfa" officeooo:paragraph-rsid="019e2bfa"/>
    </style:style>
    <style:style style:name="P152" style:family="paragraph" style:parent-style-name="Text_20_body">
      <style:text-properties officeooo:rsid="01a068df" officeooo:paragraph-rsid="019feae3"/>
    </style:style>
    <style:style style:name="P153" style:family="paragraph" style:parent-style-name="Text_20_body">
      <style:text-properties officeooo:paragraph-rsid="01a3bc01"/>
    </style:style>
    <style:style style:name="P154" style:family="paragraph" style:parent-style-name="Text_20_body">
      <style:text-properties officeooo:paragraph-rsid="01a874d6"/>
    </style:style>
    <style:style style:name="P155" style:family="paragraph" style:parent-style-name="Text_20_body">
      <style:text-properties officeooo:paragraph-rsid="01a8f83f"/>
    </style:style>
    <style:style style:name="P156" style:family="paragraph" style:parent-style-name="Text_20_body">
      <style:text-properties officeooo:paragraph-rsid="01acb09a"/>
    </style:style>
    <style:style style:name="P157" style:family="paragraph" style:parent-style-name="Text_20_body">
      <style:text-properties officeooo:rsid="01ab4360" officeooo:paragraph-rsid="01a8f83f"/>
    </style:style>
    <style:style style:name="P158" style:family="paragraph" style:parent-style-name="Text_20_body">
      <style:text-properties officeooo:rsid="01ab4360" officeooo:paragraph-rsid="01ab4360"/>
    </style:style>
    <style:style style:name="P159" style:family="paragraph" style:parent-style-name="Text_20_body">
      <style:text-properties officeooo:rsid="01acb09a" officeooo:paragraph-rsid="01acb09a"/>
    </style:style>
    <style:style style:name="P160" style:family="paragraph" style:parent-style-name="Text_20_body">
      <style:text-properties officeooo:rsid="01af6eb1" officeooo:paragraph-rsid="01acb09a"/>
    </style:style>
    <style:style style:name="P161" style:family="paragraph" style:parent-style-name="Text_20_body">
      <style:text-properties officeooo:rsid="01b0ea48" officeooo:paragraph-rsid="01b0ea48"/>
    </style:style>
    <style:style style:name="P162" style:family="paragraph" style:parent-style-name="Text_20_body">
      <style:text-properties officeooo:rsid="01b21a9c" officeooo:paragraph-rsid="01b21a9c"/>
    </style:style>
    <style:style style:name="P163" style:family="paragraph" style:parent-style-name="Text_20_body">
      <style:text-properties officeooo:rsid="01b2e798" officeooo:paragraph-rsid="01b2e798"/>
    </style:style>
    <style:style style:name="P164" style:family="paragraph" style:parent-style-name="Text_20_body">
      <style:text-properties officeooo:rsid="01b49281" officeooo:paragraph-rsid="01b49281"/>
    </style:style>
    <style:style style:name="P165" style:family="paragraph" style:parent-style-name="Text_20_body">
      <style:text-properties officeooo:rsid="01b71356" officeooo:paragraph-rsid="01b6c94f"/>
    </style:style>
    <style:style style:name="P166" style:family="paragraph" style:parent-style-name="Text_20_body">
      <style:text-properties officeooo:rsid="01b8c0ac" officeooo:paragraph-rsid="01b8c0ac"/>
    </style:style>
    <style:style style:name="P167" style:family="paragraph" style:parent-style-name="Text_20_body">
      <style:text-properties officeooo:rsid="01b9d6fd" officeooo:paragraph-rsid="01b9d6fd"/>
    </style:style>
    <style:style style:name="P168" style:family="paragraph" style:parent-style-name="Text_20_body">
      <style:text-properties officeooo:rsid="01ba81fb"/>
    </style:style>
    <style:style style:name="P169" style:family="paragraph" style:parent-style-name="Text_20_body">
      <style:text-properties officeooo:rsid="01ba81fb" officeooo:paragraph-rsid="01ba81fb"/>
    </style:style>
    <style:style style:name="P170" style:family="paragraph" style:parent-style-name="Text_20_body">
      <style:text-properties officeooo:rsid="01bbf113" officeooo:paragraph-rsid="01bbf113"/>
    </style:style>
    <style:style style:name="P171" style:family="paragraph" style:parent-style-name="Text_20_body">
      <style:text-properties officeooo:rsid="01bd21b7" officeooo:paragraph-rsid="01bd21b7"/>
    </style:style>
    <style:style style:name="P172" style:family="paragraph" style:parent-style-name="Text_20_body">
      <style:text-properties officeooo:rsid="01be6912" officeooo:paragraph-rsid="01be6912"/>
    </style:style>
    <style:style style:name="P173" style:family="paragraph" style:parent-style-name="Text_20_body">
      <style:text-properties officeooo:rsid="01c002d4" officeooo:paragraph-rsid="01c002d4"/>
    </style:style>
    <style:style style:name="P174" style:family="paragraph" style:parent-style-name="Text_20_body">
      <style:text-properties officeooo:rsid="01c04acd" officeooo:paragraph-rsid="01c04acd"/>
    </style:style>
    <style:style style:name="P175" style:family="paragraph" style:parent-style-name="Text_20_body">
      <style:text-properties officeooo:rsid="01c0fa12" officeooo:paragraph-rsid="01c0fa12"/>
    </style:style>
    <style:style style:name="P176" style:family="paragraph" style:parent-style-name="Text_20_body">
      <style:text-properties officeooo:rsid="01c29758" officeooo:paragraph-rsid="01c29758"/>
    </style:style>
    <style:style style:name="P177" style:family="paragraph" style:parent-style-name="Text_20_body">
      <style:text-properties officeooo:rsid="01c2f16e" officeooo:paragraph-rsid="01c2f16e"/>
    </style:style>
    <style:style style:name="P178" style:family="paragraph" style:parent-style-name="Text_20_body">
      <style:text-properties officeooo:rsid="01c2f16e" officeooo:paragraph-rsid="01c4ce97"/>
    </style:style>
    <style:style style:name="P179" style:family="paragraph" style:parent-style-name="Text_20_body">
      <style:text-properties officeooo:rsid="01c4ce97" officeooo:paragraph-rsid="01c4ce97"/>
    </style:style>
    <style:style style:name="P180" style:family="paragraph" style:parent-style-name="Text_20_body">
      <style:text-properties officeooo:rsid="01c55cc2" officeooo:paragraph-rsid="01c92421"/>
    </style:style>
    <style:style style:name="P181" style:family="paragraph" style:parent-style-name="Text_20_body">
      <style:text-properties officeooo:rsid="01c55cc2" officeooo:paragraph-rsid="01cb5bed"/>
    </style:style>
    <style:style style:name="P182" style:family="paragraph" style:parent-style-name="Text_20_body">
      <style:text-properties officeooo:rsid="01c55cc2" officeooo:paragraph-rsid="01cd9295"/>
    </style:style>
    <style:style style:name="P183" style:family="paragraph" style:parent-style-name="Text_20_body">
      <style:text-properties officeooo:rsid="01c55cc2" officeooo:paragraph-rsid="01d42317"/>
    </style:style>
    <style:style style:name="P184" style:family="paragraph" style:parent-style-name="Text_20_body">
      <style:text-properties officeooo:rsid="01c55cc2" officeooo:paragraph-rsid="01daa3f9"/>
    </style:style>
    <style:style style:name="P185" style:family="paragraph" style:parent-style-name="Text_20_body">
      <style:text-properties officeooo:rsid="01c55cc2" officeooo:paragraph-rsid="01e9af55"/>
    </style:style>
    <style:style style:name="P186" style:family="paragraph" style:parent-style-name="Text_20_body">
      <style:text-properties officeooo:rsid="01c55cc2" officeooo:paragraph-rsid="01ff33ba"/>
    </style:style>
    <style:style style:name="P187" style:family="paragraph" style:parent-style-name="Text_20_body">
      <style:text-properties officeooo:paragraph-rsid="01de07fd"/>
    </style:style>
    <style:style style:name="P188" style:family="paragraph" style:parent-style-name="Text_20_body">
      <style:text-properties officeooo:paragraph-rsid="01e1cf35"/>
    </style:style>
    <style:style style:name="P189" style:family="paragraph" style:parent-style-name="Table_20_Contents">
      <style:text-properties officeooo:paragraph-rsid="009770cc"/>
    </style:style>
    <style:style style:name="P190" style:family="paragraph" style:parent-style-name="Table_20_Contents">
      <style:text-properties officeooo:rsid="0096058e" officeooo:paragraph-rsid="0096058e"/>
    </style:style>
    <style:style style:name="P191" style:family="paragraph" style:parent-style-name="Table_20_Contents">
      <style:text-properties officeooo:rsid="009770cc" officeooo:paragraph-rsid="009770cc"/>
    </style:style>
    <style:style style:name="P192" style:family="paragraph" style:parent-style-name="Table_20_Contents">
      <style:text-properties officeooo:rsid="0099683e" officeooo:paragraph-rsid="0099683e"/>
    </style:style>
    <style:style style:name="P193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194" style:family="paragraph" style:parent-style-name="Table_20_Contents">
      <style:text-properties officeooo:rsid="00a120e2" officeooo:paragraph-rsid="00a120e2"/>
    </style:style>
    <style:style style:name="P195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196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197" style:family="paragraph" style:parent-style-name="Heading_20_1">
      <style:text-properties officeooo:rsid="00a348c3"/>
    </style:style>
    <style:style style:name="P198" style:family="paragraph" style:parent-style-name="Heading_20_1">
      <style:text-properties officeooo:rsid="00c3f32f"/>
    </style:style>
    <style:style style:name="P199" style:family="paragraph" style:parent-style-name="Heading_20_1">
      <style:text-properties officeooo:rsid="00c65e4d" officeooo:paragraph-rsid="00c65e4d"/>
    </style:style>
    <style:style style:name="P200" style:family="paragraph" style:parent-style-name="Heading_20_1">
      <style:text-properties officeooo:rsid="00e0f66f"/>
    </style:style>
    <style:style style:name="P201" style:family="paragraph" style:parent-style-name="Heading_20_1">
      <style:text-properties officeooo:rsid="015ffb5b"/>
    </style:style>
    <style:style style:name="P202" style:family="paragraph" style:parent-style-name="Heading_20_1">
      <style:text-properties officeooo:rsid="017972bc"/>
    </style:style>
    <style:style style:name="P203" style:family="paragraph" style:parent-style-name="Heading_20_1">
      <style:text-properties officeooo:rsid="01a1e8bb"/>
    </style:style>
    <style:style style:name="P204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205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206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208" style:family="paragraph" style:parent-style-name="Text_20_body" style:list-style-name="L1">
      <style:text-properties officeooo:rsid="009d4628" officeooo:paragraph-rsid="009d4628"/>
    </style:style>
    <style:style style:name="P209" style:family="paragraph" style:parent-style-name="Text_20_body" style:list-style-name="L2">
      <style:text-properties officeooo:rsid="009d4628" officeooo:paragraph-rsid="009d4628"/>
    </style:style>
    <style:style style:name="P210" style:family="paragraph" style:parent-style-name="Text_20_body" style:list-style-name="L3">
      <style:text-properties officeooo:rsid="009d4628" officeooo:paragraph-rsid="009d4628"/>
    </style:style>
    <style:style style:name="P211" style:family="paragraph" style:parent-style-name="Text_20_body" style:list-style-name="L3">
      <style:text-properties officeooo:paragraph-rsid="009d4628"/>
    </style:style>
    <style:style style:name="P212" style:family="paragraph" style:parent-style-name="Text_20_body" style:list-style-name="L3">
      <style:text-properties officeooo:paragraph-rsid="009f43dd"/>
    </style:style>
    <style:style style:name="P213" style:family="paragraph" style:parent-style-name="Text_20_body" style:list-style-name="L4">
      <style:text-properties officeooo:rsid="009f43dd" officeooo:paragraph-rsid="009f43dd"/>
    </style:style>
    <style:style style:name="P214" style:family="paragraph" style:parent-style-name="Text_20_body" style:list-style-name="L5">
      <style:text-properties officeooo:paragraph-rsid="00a06ed7"/>
    </style:style>
    <style:style style:name="P215" style:family="paragraph" style:parent-style-name="Text_20_body" style:list-style-name="L5">
      <style:text-properties officeooo:rsid="00a06ed7" officeooo:paragraph-rsid="00a06ed7"/>
    </style:style>
    <style:style style:name="P216" style:family="paragraph" style:parent-style-name="Text_20_body" style:list-style-name="L6">
      <style:text-properties officeooo:rsid="00a8fec3" officeooo:paragraph-rsid="00a8fec3"/>
    </style:style>
    <style:style style:name="P217" style:family="paragraph" style:parent-style-name="Text_20_body" style:list-style-name="L7">
      <style:text-properties officeooo:rsid="00a8fec3" officeooo:paragraph-rsid="00a8fec3"/>
    </style:style>
    <style:style style:name="P218" style:family="paragraph" style:parent-style-name="Text_20_body" style:list-style-name="L8">
      <style:text-properties officeooo:rsid="00b558e7" officeooo:paragraph-rsid="00b558e7"/>
    </style:style>
    <style:style style:name="P219" style:family="paragraph" style:parent-style-name="Text_20_body" style:list-style-name="L9">
      <style:text-properties officeooo:rsid="00b6d5af" officeooo:paragraph-rsid="00b6d5af"/>
    </style:style>
    <style:style style:name="P220" style:family="paragraph" style:parent-style-name="Text_20_body" style:list-style-name="L9">
      <style:text-properties officeooo:rsid="00b73dea" officeooo:paragraph-rsid="00b73dea"/>
    </style:style>
    <style:style style:name="P221" style:family="paragraph" style:parent-style-name="Text_20_body" style:list-style-name="L10">
      <style:text-properties officeooo:rsid="00b11e99" officeooo:paragraph-rsid="00b81d5d"/>
    </style:style>
    <style:style style:name="P222" style:family="paragraph" style:parent-style-name="Text_20_body" style:list-style-name="L11">
      <style:text-properties officeooo:rsid="00bd7a7c" officeooo:paragraph-rsid="00bd7a7c"/>
    </style:style>
    <style:style style:name="P223" style:family="paragraph" style:parent-style-name="Text_20_body" style:list-style-name="L11">
      <style:text-properties officeooo:rsid="00bf27b0" officeooo:paragraph-rsid="00bf27b0"/>
    </style:style>
    <style:style style:name="P224" style:family="paragraph" style:parent-style-name="Text_20_body" style:list-style-name="L12">
      <style:text-properties officeooo:paragraph-rsid="00c3f32f"/>
    </style:style>
    <style:style style:name="P225" style:family="paragraph" style:parent-style-name="Text_20_body" style:list-style-name="L12">
      <style:text-properties officeooo:rsid="00c3f32f" officeooo:paragraph-rsid="00c3f32f"/>
    </style:style>
    <style:style style:name="P226" style:family="paragraph" style:parent-style-name="Text_20_body" style:list-style-name="L13">
      <style:text-properties officeooo:paragraph-rsid="00c8d2ac"/>
    </style:style>
    <style:style style:name="P227" style:family="paragraph" style:parent-style-name="Text_20_body" style:list-style-name="L13">
      <style:text-properties officeooo:paragraph-rsid="00c9975d"/>
    </style:style>
    <style:style style:name="P228" style:family="paragraph" style:parent-style-name="Text_20_body" style:list-style-name="L13">
      <style:text-properties officeooo:paragraph-rsid="00cb9e4c"/>
    </style:style>
    <style:style style:name="P229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230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231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232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233" style:family="paragraph" style:parent-style-name="Text_20_body" style:list-style-name="L14">
      <style:text-properties officeooo:rsid="00d0c9f1" officeooo:paragraph-rsid="00d0c9f1"/>
    </style:style>
    <style:style style:name="P234" style:family="paragraph" style:parent-style-name="Text_20_body" style:list-style-name="L15">
      <style:text-properties officeooo:rsid="00d28ae7" officeooo:paragraph-rsid="00d28ae7"/>
    </style:style>
    <style:style style:name="P235" style:family="paragraph" style:parent-style-name="Text_20_body" style:list-style-name="L15">
      <style:text-properties officeooo:rsid="00d37454" officeooo:paragraph-rsid="00d37454"/>
    </style:style>
    <style:style style:name="P236" style:family="paragraph" style:parent-style-name="Text_20_body" style:list-style-name="L16">
      <style:text-properties officeooo:rsid="00d37454" officeooo:paragraph-rsid="00d37454"/>
    </style:style>
    <style:style style:name="P237" style:family="paragraph" style:parent-style-name="Text_20_body" style:list-style-name="L16">
      <style:text-properties officeooo:paragraph-rsid="00d520cf"/>
    </style:style>
    <style:style style:name="P238" style:family="paragraph" style:parent-style-name="Text_20_body" style:list-style-name="L16">
      <style:text-properties officeooo:rsid="00d520cf" officeooo:paragraph-rsid="00d520cf"/>
    </style:style>
    <style:style style:name="P239" style:family="paragraph" style:parent-style-name="Text_20_body" style:list-style-name="L16">
      <style:text-properties officeooo:rsid="00d8d4ed" officeooo:paragraph-rsid="00d8d4ed"/>
    </style:style>
    <style:style style:name="P240" style:family="paragraph" style:parent-style-name="Text_20_body" style:list-style-name="L17">
      <style:text-properties officeooo:paragraph-rsid="00dbcd1c"/>
    </style:style>
    <style:style style:name="P241" style:family="paragraph" style:parent-style-name="Text_20_body" style:list-style-name="L17">
      <style:text-properties officeooo:paragraph-rsid="00dcc510"/>
    </style:style>
    <style:style style:name="P242" style:family="paragraph" style:parent-style-name="Text_20_body" style:list-style-name="L18">
      <style:text-properties officeooo:paragraph-rsid="00ea6149"/>
    </style:style>
    <style:style style:name="P243" style:family="paragraph" style:parent-style-name="Text_20_body" style:list-style-name="L18">
      <style:text-properties officeooo:paragraph-rsid="00ec4feb"/>
    </style:style>
    <style:style style:name="P244" style:family="paragraph" style:parent-style-name="Text_20_body" style:list-style-name="L18">
      <style:text-properties officeooo:paragraph-rsid="00ee2da3"/>
    </style:style>
    <style:style style:name="P245" style:family="paragraph" style:parent-style-name="Text_20_body" style:list-style-name="L18">
      <style:text-properties officeooo:paragraph-rsid="00f2332d"/>
    </style:style>
    <style:style style:name="P246" style:family="paragraph" style:parent-style-name="Text_20_body" style:list-style-name="L18">
      <style:text-properties officeooo:paragraph-rsid="00f6f8af"/>
    </style:style>
    <style:style style:name="P247" style:family="paragraph" style:parent-style-name="Text_20_body" style:list-style-name="L18">
      <style:text-properties officeooo:paragraph-rsid="00f807c1"/>
    </style:style>
    <style:style style:name="P248" style:family="paragraph" style:parent-style-name="Text_20_body" style:list-style-name="L18">
      <style:text-properties officeooo:paragraph-rsid="00fbae64"/>
    </style:style>
    <style:style style:name="P249" style:family="paragraph" style:parent-style-name="Text_20_body" style:list-style-name="L18">
      <style:text-properties officeooo:paragraph-rsid="00fe9477"/>
    </style:style>
    <style:style style:name="P250" style:family="paragraph" style:parent-style-name="Text_20_body" style:list-style-name="L18">
      <style:text-properties officeooo:rsid="00e75bed" officeooo:paragraph-rsid="00e75bed"/>
    </style:style>
    <style:style style:name="P251" style:family="paragraph" style:parent-style-name="Text_20_body" style:list-style-name="L18">
      <style:text-properties officeooo:rsid="00e83170" officeooo:paragraph-rsid="00e83170"/>
    </style:style>
    <style:style style:name="P252" style:family="paragraph" style:parent-style-name="Text_20_body" style:list-style-name="L18">
      <style:text-properties officeooo:rsid="00e97113" officeooo:paragraph-rsid="00e97113"/>
    </style:style>
    <style:style style:name="P253" style:family="paragraph" style:parent-style-name="Text_20_body" style:list-style-name="L18">
      <style:text-properties officeooo:rsid="00ea6149" officeooo:paragraph-rsid="00ea6149"/>
    </style:style>
    <style:style style:name="P254" style:family="paragraph" style:parent-style-name="Text_20_body" style:list-style-name="L18">
      <style:text-properties officeooo:rsid="0101dfbc" officeooo:paragraph-rsid="0101dfbc"/>
    </style:style>
    <style:style style:name="P255" style:family="paragraph" style:parent-style-name="Text_20_body" style:list-style-name="L18">
      <style:text-properties officeooo:rsid="01031555" officeooo:paragraph-rsid="01031555"/>
    </style:style>
    <style:style style:name="P256" style:family="paragraph" style:parent-style-name="Text_20_body" style:list-style-name="L19">
      <style:text-properties officeooo:paragraph-rsid="0108c2a9"/>
    </style:style>
    <style:style style:name="P257" style:family="paragraph" style:parent-style-name="Text_20_body" style:list-style-name="L19">
      <style:text-properties officeooo:paragraph-rsid="010db195"/>
    </style:style>
    <style:style style:name="P258" style:family="paragraph" style:parent-style-name="Text_20_body" style:list-style-name="L19">
      <style:text-properties officeooo:paragraph-rsid="01104c0a"/>
    </style:style>
    <style:style style:name="P259" style:family="paragraph" style:parent-style-name="Text_20_body" style:list-style-name="L19">
      <style:text-properties officeooo:rsid="0108c2a9" officeooo:paragraph-rsid="0108c2a9"/>
    </style:style>
    <style:style style:name="P260" style:family="paragraph" style:parent-style-name="Text_20_body" style:list-style-name="L19">
      <style:text-properties officeooo:rsid="0108eece" officeooo:paragraph-rsid="0108eece"/>
    </style:style>
    <style:style style:name="P261" style:family="paragraph" style:parent-style-name="Text_20_body" style:list-style-name="L19">
      <style:text-properties officeooo:rsid="010a7130" officeooo:paragraph-rsid="010a7130"/>
    </style:style>
    <style:style style:name="P262" style:family="paragraph" style:parent-style-name="Text_20_body" style:list-style-name="L19">
      <style:text-properties officeooo:rsid="010b0d4b" officeooo:paragraph-rsid="010b0d4b"/>
    </style:style>
    <style:style style:name="P263" style:family="paragraph" style:parent-style-name="Text_20_body" style:list-style-name="L19">
      <style:text-properties officeooo:rsid="010c8ddf" officeooo:paragraph-rsid="010c8ddf"/>
    </style:style>
    <style:style style:name="P264" style:family="paragraph" style:parent-style-name="Text_20_body" style:list-style-name="L19">
      <style:text-properties officeooo:rsid="010ee390" officeooo:paragraph-rsid="010ee390"/>
    </style:style>
    <style:style style:name="P265" style:family="paragraph" style:parent-style-name="Text_20_body" style:list-style-name="L19">
      <style:text-properties officeooo:rsid="01119397" officeooo:paragraph-rsid="01119397"/>
    </style:style>
    <style:style style:name="P266" style:family="paragraph" style:parent-style-name="Text_20_body" style:list-style-name="L20">
      <style:text-properties officeooo:rsid="0117b9f7" officeooo:paragraph-rsid="0117b9f7"/>
    </style:style>
    <style:style style:name="P267" style:family="paragraph" style:parent-style-name="Text_20_body" style:list-style-name="L21">
      <style:text-properties officeooo:rsid="0117b9f7" officeooo:paragraph-rsid="011aec79"/>
    </style:style>
    <style:style style:name="P268" style:family="paragraph" style:parent-style-name="Text_20_body" style:list-style-name="L21">
      <style:text-properties officeooo:paragraph-rsid="011aec79"/>
    </style:style>
    <style:style style:name="P269" style:family="paragraph" style:parent-style-name="Text_20_body" style:list-style-name="L21">
      <style:text-properties officeooo:paragraph-rsid="011de01d"/>
    </style:style>
    <style:style style:name="P270" style:family="paragraph" style:parent-style-name="Text_20_body" style:list-style-name="L21">
      <style:text-properties officeooo:paragraph-rsid="0120f96d"/>
    </style:style>
    <style:style style:name="P271" style:family="paragraph" style:parent-style-name="Text_20_body" style:list-style-name="L21">
      <style:text-properties officeooo:rsid="011905a0" officeooo:paragraph-rsid="011905a0"/>
    </style:style>
    <style:style style:name="P272" style:family="paragraph" style:parent-style-name="Text_20_body" style:list-style-name="L21">
      <style:text-properties officeooo:rsid="011d3bac" officeooo:paragraph-rsid="011de01d"/>
    </style:style>
    <style:style style:name="P273" style:family="paragraph" style:parent-style-name="Text_20_body" style:list-style-name="L21">
      <style:text-properties officeooo:rsid="011de01d" officeooo:paragraph-rsid="011de01d"/>
    </style:style>
    <style:style style:name="P274" style:family="paragraph" style:parent-style-name="Text_20_body" style:list-style-name="L22">
      <style:text-properties officeooo:rsid="0152fde4" officeooo:paragraph-rsid="0152fde4"/>
    </style:style>
    <style:style style:name="P275" style:family="paragraph" style:parent-style-name="Text_20_body" style:list-style-name="L22">
      <style:text-properties officeooo:rsid="01546258" officeooo:paragraph-rsid="01546258"/>
    </style:style>
    <style:style style:name="P276" style:family="paragraph" style:parent-style-name="Text_20_body" style:list-style-name="L22">
      <style:text-properties officeooo:rsid="0155ccec" officeooo:paragraph-rsid="0155ccec"/>
    </style:style>
    <style:style style:name="P277" style:family="paragraph" style:parent-style-name="Text_20_body" style:list-style-name="L23">
      <style:text-properties officeooo:paragraph-rsid="0156a47b"/>
    </style:style>
    <style:style style:name="P278" style:family="paragraph" style:parent-style-name="Text_20_body" style:list-style-name="L23">
      <style:text-properties officeooo:paragraph-rsid="0158d322"/>
    </style:style>
    <style:style style:name="P279" style:family="paragraph" style:parent-style-name="Text_20_body" style:list-style-name="L23">
      <style:text-properties officeooo:rsid="0158d322" officeooo:paragraph-rsid="0158d322"/>
    </style:style>
    <style:style style:name="P280" style:family="paragraph" style:parent-style-name="Text_20_body" style:list-style-name="L23">
      <style:text-properties officeooo:rsid="015b4127" officeooo:paragraph-rsid="015b4127"/>
    </style:style>
    <style:style style:name="P281" style:family="paragraph" style:parent-style-name="Text_20_body" style:list-style-name="L23">
      <style:text-properties officeooo:rsid="015c4a44" officeooo:paragraph-rsid="015c4a44"/>
    </style:style>
    <style:style style:name="P282" style:family="paragraph" style:parent-style-name="Text_20_body" style:list-style-name="L23">
      <style:text-properties officeooo:rsid="015c9aa5" officeooo:paragraph-rsid="015c9aa5"/>
    </style:style>
    <style:style style:name="P283" style:family="paragraph" style:parent-style-name="Text_20_body" style:list-style-name="L24">
      <style:text-properties officeooo:rsid="01739a60" officeooo:paragraph-rsid="01739a60"/>
    </style:style>
    <style:style style:name="P284" style:family="paragraph" style:parent-style-name="Text_20_body" style:list-style-name="L24">
      <style:text-properties officeooo:rsid="01743941" officeooo:paragraph-rsid="01743941"/>
    </style:style>
    <style:style style:name="P285" style:family="paragraph" style:parent-style-name="Text_20_body" style:list-style-name="L24">
      <style:text-properties officeooo:rsid="01743f71" officeooo:paragraph-rsid="01743f71"/>
    </style:style>
    <style:style style:name="P286" style:family="paragraph" style:parent-style-name="Text_20_body" style:list-style-name="L25">
      <style:text-properties officeooo:rsid="01b2e798" officeooo:paragraph-rsid="01b2e798"/>
    </style:style>
    <style:style style:name="P287" style:family="paragraph" style:parent-style-name="Text_20_body" style:list-style-name="L25">
      <style:text-properties officeooo:rsid="01b49281" officeooo:paragraph-rsid="01b49281"/>
    </style:style>
    <style:style style:name="P288" style:family="paragraph" style:parent-style-name="Text_20_body" style:list-style-name="L26">
      <style:text-properties officeooo:paragraph-rsid="01b64f80"/>
    </style:style>
    <style:style style:name="P289" style:family="paragraph" style:parent-style-name="Text_20_body" style:list-style-name="L26">
      <style:text-properties officeooo:paragraph-rsid="01b6c94f"/>
    </style:style>
    <style:style style:name="P290" style:family="paragraph" style:parent-style-name="Text_20_body" style:list-style-name="L26">
      <style:text-properties officeooo:rsid="01b64f80" officeooo:paragraph-rsid="01b64f80"/>
    </style:style>
    <style:style style:name="P291" style:family="paragraph" style:parent-style-name="Text_20_body" style:list-style-name="L27">
      <style:text-properties officeooo:rsid="01bd3cce" officeooo:paragraph-rsid="01bd3cce"/>
    </style:style>
    <style:style style:name="P292" style:family="paragraph" style:parent-style-name="Text_20_body" style:list-style-name="L27">
      <style:text-properties officeooo:rsid="01be539c" officeooo:paragraph-rsid="01be539c"/>
    </style:style>
    <style:style style:name="P293" style:family="paragraph" style:parent-style-name="Text_20_body" style:list-style-name="L28">
      <style:text-properties officeooo:paragraph-rsid="01c0fa12"/>
    </style:style>
    <style:style style:name="P294" style:family="paragraph" style:parent-style-name="Text_20_body" style:list-style-name="L28">
      <style:text-properties officeooo:rsid="01c0fa12" officeooo:paragraph-rsid="01c0fa12"/>
    </style:style>
    <style:style style:name="P295" style:family="paragraph" style:parent-style-name="Text_20_body">
      <style:text-properties officeooo:rsid="01c59805" officeooo:paragraph-rsid="01c59805"/>
    </style:style>
    <style:style style:name="P296" style:family="paragraph" style:parent-style-name="Text_20_body" style:list-style-name="L29">
      <style:text-properties officeooo:rsid="01c55cc2" officeooo:paragraph-rsid="01c59805"/>
    </style:style>
    <style:style style:name="P297" style:family="paragraph" style:parent-style-name="Text_20_body" style:list-style-name="L29">
      <style:text-properties officeooo:rsid="01c55cc2" officeooo:paragraph-rsid="01c6d378"/>
    </style:style>
    <style:style style:name="P298" style:family="paragraph" style:parent-style-name="Text_20_body" style:list-style-name="L30">
      <style:text-properties officeooo:rsid="01c55cc2" officeooo:paragraph-rsid="01cf4795"/>
    </style:style>
    <style:style style:name="P299" style:family="paragraph" style:parent-style-name="Text_20_body" style:list-style-name="L31">
      <style:text-properties officeooo:rsid="01c55cc2" officeooo:paragraph-rsid="01ed025c"/>
    </style:style>
    <style:style style:name="P300" style:family="paragraph" style:parent-style-name="Text_20_body" style:list-style-name="L32">
      <style:text-properties officeooo:rsid="01c55cc2" officeooo:paragraph-rsid="01ed2f6b"/>
    </style:style>
    <style:style style:name="P301" style:family="paragraph" style:parent-style-name="Text_20_body">
      <style:text-properties officeooo:rsid="01cb1dac" officeooo:paragraph-rsid="01cb1dac"/>
    </style:style>
    <style:style style:name="P302" style:family="paragraph" style:parent-style-name="Text_20_body" style:list-style-name="L30">
      <style:text-properties officeooo:rsid="01cd9295" officeooo:paragraph-rsid="01cd9295"/>
    </style:style>
    <style:style style:name="P303" style:family="paragraph" style:parent-style-name="Text_20_body" style:list-style-name="L30">
      <style:text-properties officeooo:rsid="01d18d48" officeooo:paragraph-rsid="01d18d48"/>
    </style:style>
    <style:style style:name="P304" style:family="paragraph" style:parent-style-name="Text_20_body">
      <style:text-properties officeooo:rsid="01d18d48" officeooo:paragraph-rsid="01d18d48"/>
    </style:style>
    <style:style style:name="P305" style:family="paragraph" style:parent-style-name="Text_20_body">
      <style:text-properties officeooo:rsid="01d226a5" officeooo:paragraph-rsid="01d226a5"/>
    </style:style>
    <style:style style:name="P306" style:family="paragraph" style:parent-style-name="Text_20_body">
      <style:text-properties officeooo:rsid="01daa3f9" officeooo:paragraph-rsid="01daa3f9"/>
    </style:style>
    <style:style style:name="P307" style:family="paragraph" style:parent-style-name="Text_20_body">
      <style:text-properties officeooo:rsid="01dd2808" officeooo:paragraph-rsid="01dd2808"/>
    </style:style>
    <style:style style:name="P308" style:family="paragraph" style:parent-style-name="Text_20_body">
      <style:text-properties officeooo:rsid="01e0b7cb" officeooo:paragraph-rsid="01e0b7cb"/>
    </style:style>
    <style:style style:name="P309" style:family="paragraph" style:parent-style-name="Text_20_body">
      <style:text-properties officeooo:rsid="01e11e54" officeooo:paragraph-rsid="01e11e54"/>
    </style:style>
    <style:style style:name="P310" style:family="paragraph" style:parent-style-name="Text_20_body">
      <style:text-properties officeooo:rsid="01e28077" officeooo:paragraph-rsid="01e1cf35"/>
    </style:style>
    <style:style style:name="P311" style:family="paragraph" style:parent-style-name="Text_20_body">
      <style:text-properties officeooo:rsid="01e49c0d" officeooo:paragraph-rsid="01e49c0d"/>
    </style:style>
    <style:style style:name="P312" style:family="paragraph" style:parent-style-name="Text_20_body">
      <style:text-properties officeooo:rsid="01e65468" officeooo:paragraph-rsid="01e65468"/>
    </style:style>
    <style:style style:name="P313" style:family="paragraph" style:parent-style-name="Text_20_body">
      <style:text-properties officeooo:rsid="01e82162" officeooo:paragraph-rsid="01e82162"/>
    </style:style>
    <style:style style:name="P314" style:family="paragraph" style:parent-style-name="Text_20_body">
      <style:text-properties officeooo:rsid="01e9af55" officeooo:paragraph-rsid="01e9af55"/>
    </style:style>
    <style:style style:name="P315" style:family="paragraph" style:parent-style-name="Text_20_body">
      <style:text-properties officeooo:rsid="01eb33dd" officeooo:paragraph-rsid="01eb33dd"/>
    </style:style>
    <style:style style:name="P316" style:family="paragraph" style:parent-style-name="Text_20_body">
      <style:text-properties officeooo:rsid="01ebc0b3" officeooo:paragraph-rsid="01ebc0b3"/>
    </style:style>
    <style:style style:name="P317" style:family="paragraph" style:parent-style-name="Text_20_body">
      <style:text-properties officeooo:rsid="01ed025c" officeooo:paragraph-rsid="01ed025c"/>
    </style:style>
    <style:style style:name="P318" style:family="paragraph" style:parent-style-name="Text_20_body">
      <style:text-properties officeooo:rsid="01ed2f6b" officeooo:paragraph-rsid="01ed2f6b"/>
    </style:style>
    <style:style style:name="P319" style:family="paragraph" style:parent-style-name="Text_20_body">
      <style:text-properties officeooo:rsid="01f59832" officeooo:paragraph-rsid="01ed2f6b"/>
    </style:style>
    <style:style style:name="P320" style:family="paragraph" style:parent-style-name="Text_20_body">
      <style:text-properties officeooo:rsid="01fa92b6" officeooo:paragraph-rsid="01fa92b6"/>
    </style:style>
    <style:style style:name="P321" style:family="paragraph" style:parent-style-name="Text_20_body">
      <style:text-properties officeooo:rsid="01fbdc03" officeooo:paragraph-rsid="01fbdc03"/>
    </style:style>
    <style:style style:name="P322" style:family="paragraph" style:parent-style-name="Text_20_body">
      <style:text-properties officeooo:rsid="01fd4b87" officeooo:paragraph-rsid="01fd4b87"/>
    </style:style>
    <style:style style:name="P323" style:family="paragraph" style:parent-style-name="Text_20_body">
      <style:text-properties officeooo:rsid="01ff33ba" officeooo:paragraph-rsid="01ff33ba"/>
    </style:style>
    <style:style style:name="P324" style:family="paragraph" style:parent-style-name="Text_20_body">
      <style:text-properties officeooo:rsid="01ff8b66" officeooo:paragraph-rsid="01ff8b66"/>
    </style:style>
    <style:style style:name="P325" style:family="paragraph" style:parent-style-name="Text_20_body">
      <style:text-properties officeooo:paragraph-rsid="0200bae0"/>
    </style:style>
    <style:style style:name="P326" style:family="paragraph" style:parent-style-name="Text_20_body">
      <style:text-properties officeooo:paragraph-rsid="02034996"/>
    </style:style>
    <style:style style:name="P327" style:family="paragraph" style:parent-style-name="Text_20_body">
      <style:text-properties officeooo:paragraph-rsid="020449db"/>
    </style:style>
    <style:style style:name="P328" style:family="paragraph" style:parent-style-name="Text_20_body">
      <style:text-properties officeooo:paragraph-rsid="0205e370"/>
    </style:style>
    <style:style style:name="P329" style:family="paragraph" style:parent-style-name="Text_20_body" style:list-style-name="L33">
      <style:text-properties officeooo:paragraph-rsid="0205e370"/>
    </style:style>
    <style:style style:name="P330" style:family="paragraph" style:parent-style-name="Text_20_body" style:list-style-name="L33">
      <style:text-properties officeooo:paragraph-rsid="0207a7b7"/>
    </style:style>
    <style:style style:name="P331" style:family="paragraph" style:parent-style-name="Text_20_body" style:list-style-name="L33">
      <style:text-properties officeooo:paragraph-rsid="02085433"/>
    </style:style>
    <style:style style:name="P332" style:family="paragraph" style:parent-style-name="Text_20_body" style:list-style-name="L33">
      <style:text-properties officeooo:paragraph-rsid="02087154"/>
    </style:style>
    <style:style style:name="P333" style:family="paragraph" style:parent-style-name="Text_20_body">
      <style:text-properties officeooo:paragraph-rsid="02085433"/>
    </style:style>
    <style:style style:name="P334" style:family="paragraph" style:parent-style-name="Text_20_body">
      <style:text-properties officeooo:paragraph-rsid="02087154"/>
    </style:style>
    <style:style style:name="P335" style:family="paragraph" style:parent-style-name="Text_20_body">
      <style:text-properties officeooo:paragraph-rsid="020a3103"/>
    </style:style>
    <style:style style:name="P336" style:family="paragraph" style:parent-style-name="Text_20_body" style:list-style-name="L34">
      <style:text-properties officeooo:paragraph-rsid="020e1071"/>
    </style:style>
    <style:style style:name="P337" style:family="paragraph" style:parent-style-name="Text_20_body" style:list-style-name="L34">
      <style:text-properties officeooo:paragraph-rsid="021035bc"/>
    </style:style>
    <style:style style:name="P338" style:family="paragraph" style:parent-style-name="Text_20_body" style:list-style-name="L34">
      <style:text-properties officeooo:paragraph-rsid="021225fa"/>
    </style:style>
    <style:style style:name="P339" style:family="paragraph" style:parent-style-name="Text_20_body" style:list-style-name="L34">
      <style:text-properties officeooo:paragraph-rsid="021385ac"/>
    </style:style>
    <style:style style:name="P340" style:family="paragraph" style:parent-style-name="Text_20_body">
      <style:text-properties officeooo:paragraph-rsid="021385ac"/>
    </style:style>
    <style:style style:name="P341" style:family="paragraph" style:parent-style-name="Text_20_body">
      <style:text-properties officeooo:paragraph-rsid="0213c9c6"/>
    </style:style>
    <style:style style:name="P342" style:family="paragraph" style:parent-style-name="Text_20_body">
      <style:text-properties officeooo:paragraph-rsid="02157c20"/>
    </style:style>
    <style:style style:name="P343" style:family="paragraph" style:parent-style-name="Text_20_body">
      <style:text-properties officeooo:paragraph-rsid="02164406"/>
    </style:style>
    <style:style style:name="P344" style:family="paragraph" style:parent-style-name="Text_20_body">
      <style:text-properties officeooo:paragraph-rsid="0217a76e"/>
    </style:style>
    <style:style style:name="P345" style:family="paragraph" style:parent-style-name="Text_20_body">
      <style:text-properties officeooo:paragraph-rsid="021939ab"/>
    </style:style>
    <style:style style:name="P346" style:family="paragraph" style:parent-style-name="Text_20_body">
      <style:text-properties officeooo:paragraph-rsid="021b3187"/>
    </style:style>
    <style:style style:name="P347" style:family="paragraph" style:parent-style-name="Text_20_body">
      <style:text-properties officeooo:paragraph-rsid="021c1114"/>
    </style:style>
    <style:style style:name="P348" style:family="paragraph" style:parent-style-name="Text_20_body">
      <style:text-properties officeooo:paragraph-rsid="021de2db"/>
    </style:style>
    <style:style style:name="P349" style:family="paragraph" style:parent-style-name="Text_20_body">
      <style:text-properties officeooo:paragraph-rsid="021efba2"/>
    </style:style>
    <style:style style:name="P350" style:family="paragraph" style:parent-style-name="Text_20_body">
      <style:text-properties officeooo:paragraph-rsid="02206abc"/>
    </style:style>
    <style:style style:name="P351" style:family="paragraph" style:parent-style-name="Text_20_body">
      <style:text-properties officeooo:paragraph-rsid="02229866"/>
    </style:style>
    <style:style style:name="P352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353" style:family="paragraph" style:parent-style-name="Heading_20_2">
      <style:text-properties officeooo:rsid="009c8810"/>
    </style:style>
    <style:style style:name="P354" style:family="paragraph" style:parent-style-name="Heading_20_2">
      <style:text-properties officeooo:rsid="00a06ed7"/>
    </style:style>
    <style:style style:name="P355" style:family="paragraph" style:parent-style-name="Heading_20_2">
      <style:text-properties officeooo:rsid="00b22a61"/>
    </style:style>
    <style:style style:name="P356" style:family="paragraph" style:parent-style-name="Heading_20_2">
      <style:text-properties officeooo:rsid="00bf27b0"/>
    </style:style>
    <style:style style:name="P357" style:family="paragraph" style:parent-style-name="Heading_20_2">
      <style:text-properties officeooo:rsid="00c3f32f"/>
    </style:style>
    <style:style style:name="P358" style:family="paragraph" style:parent-style-name="Heading_20_2">
      <style:text-properties fo:font-style="normal" officeooo:rsid="00c813a2" style:font-style-asian="normal" style:font-style-complex="normal"/>
    </style:style>
    <style:style style:name="P359" style:family="paragraph" style:parent-style-name="Heading_20_2">
      <style:text-properties officeooo:rsid="00d0c9f1"/>
    </style:style>
    <style:style style:name="P360" style:family="paragraph" style:parent-style-name="Heading_20_2">
      <style:text-properties officeooo:rsid="00d28ae7"/>
    </style:style>
    <style:style style:name="P361" style:family="paragraph" style:parent-style-name="Heading_20_2">
      <style:text-properties officeooo:rsid="01073373"/>
    </style:style>
    <style:style style:name="P362" style:family="paragraph" style:parent-style-name="Heading_20_2">
      <style:text-properties officeooo:rsid="0117b9f7"/>
    </style:style>
    <style:style style:name="P363" style:family="paragraph" style:parent-style-name="Heading_20_2">
      <style:text-properties officeooo:rsid="012e9e6b"/>
    </style:style>
    <style:style style:name="P364" style:family="paragraph" style:parent-style-name="Heading_20_2">
      <style:text-properties officeooo:rsid="01739a60"/>
    </style:style>
    <style:style style:name="P365" style:family="paragraph" style:parent-style-name="Heading_20_2">
      <style:text-properties officeooo:rsid="018c8546"/>
    </style:style>
    <style:style style:name="P366" style:family="paragraph" style:parent-style-name="Heading_20_2">
      <style:text-properties officeooo:rsid="01ba81fb"/>
    </style:style>
    <style:style style:name="P367" style:family="paragraph" style:parent-style-name="Heading_20_2">
      <style:text-properties officeooo:rsid="01c59805"/>
    </style:style>
    <style:style style:name="P368" style:family="paragraph" style:parent-style-name="Heading_20_2">
      <style:text-properties officeooo:rsid="01de07fd"/>
    </style:style>
    <style:style style:name="P369" style:family="paragraph" style:parent-style-name="Heading_20_2">
      <style:text-properties officeooo:rsid="01e41294"/>
    </style:style>
    <style:style style:name="P370" style:family="paragraph" style:parent-style-name="Heading_20_2">
      <style:text-properties officeooo:rsid="01f8617c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italic" officeooo:rsid="0179d510" style:font-style-asian="italic" style:font-style-complex="italic"/>
    </style:style>
    <style:style style:name="T40" style:family="text">
      <style:text-properties fo:font-style="italic" officeooo:rsid="017c40f6" style:font-style-asian="italic" style:font-style-complex="italic"/>
    </style:style>
    <style:style style:name="T41" style:family="text">
      <style:text-properties fo:font-style="normal" officeooo:rsid="00c65e4d" style:font-style-asian="normal" style:font-style-complex="normal"/>
    </style:style>
    <style:style style:name="T42" style:family="text">
      <style:text-properties fo:font-style="normal" officeooo:rsid="00c69ff3" style:font-style-asian="normal" style:font-style-complex="normal"/>
    </style:style>
    <style:style style:name="T43" style:family="text">
      <style:text-properties fo:font-style="normal" officeooo:rsid="00c8d2ac" style:font-style-asian="normal" style:font-style-complex="normal"/>
    </style:style>
    <style:style style:name="T44" style:family="text">
      <style:text-properties fo:font-style="normal" officeooo:rsid="00c9975d" style:font-style-asian="normal" style:font-style-complex="normal"/>
    </style:style>
    <style:style style:name="T45" style:family="text">
      <style:text-properties fo:font-style="normal" officeooo:rsid="00ca7e72" style:font-style-asian="normal" style:font-style-complex="normal"/>
    </style:style>
    <style:style style:name="T46" style:family="text">
      <style:text-properties fo:font-style="normal" officeooo:rsid="00cb9e4c" style:font-style-asian="normal" style:font-style-complex="normal"/>
    </style:style>
    <style:style style:name="T47" style:family="text">
      <style:text-properties fo:font-style="normal" officeooo:rsid="00cd2c76" style:font-style-asian="normal" style:font-style-complex="normal"/>
    </style:style>
    <style:style style:name="T48" style:family="text">
      <style:text-properties officeooo:rsid="00cea4c7"/>
    </style:style>
    <style:style style:name="T49" style:family="text">
      <style:text-properties officeooo:rsid="00d0c9f1"/>
    </style:style>
    <style:style style:name="T50" style:family="text">
      <style:text-properties officeooo:rsid="00d28ae7"/>
    </style:style>
    <style:style style:name="T51" style:family="text">
      <style:text-properties officeooo:rsid="00d520cf"/>
    </style:style>
    <style:style style:name="T52" style:family="text">
      <style:text-properties officeooo:rsid="00d6af22"/>
    </style:style>
    <style:style style:name="T53" style:family="text">
      <style:text-properties officeooo:rsid="00d6d62e"/>
    </style:style>
    <style:style style:name="T54" style:family="text">
      <style:text-properties officeooo:rsid="00d8d4ed"/>
    </style:style>
    <style:style style:name="T55" style:family="text">
      <style:text-properties officeooo:rsid="00daaab3"/>
    </style:style>
    <style:style style:name="T56" style:family="text">
      <style:text-properties officeooo:rsid="00dbcd1c"/>
    </style:style>
    <style:style style:name="T57" style:family="text">
      <style:text-properties officeooo:rsid="00dcc510"/>
    </style:style>
    <style:style style:name="T58" style:family="text">
      <style:text-properties officeooo:rsid="00dd5eb6"/>
    </style:style>
    <style:style style:name="T59" style:family="text">
      <style:text-properties officeooo:rsid="00de2fd6"/>
    </style:style>
    <style:style style:name="T60" style:family="text">
      <style:text-properties officeooo:rsid="00df8487"/>
    </style:style>
    <style:style style:name="T61" style:family="text">
      <style:text-properties officeooo:rsid="00e14dbc"/>
    </style:style>
    <style:style style:name="T62" style:family="text">
      <style:text-properties officeooo:rsid="00e25c83"/>
    </style:style>
    <style:style style:name="T63" style:family="text">
      <style:text-properties officeooo:rsid="00e4483c"/>
    </style:style>
    <style:style style:name="T64" style:family="text">
      <style:text-properties officeooo:rsid="00e46a91"/>
    </style:style>
    <style:style style:name="T65" style:family="text">
      <style:text-properties officeooo:rsid="00ea6149"/>
    </style:style>
    <style:style style:name="T66" style:family="text">
      <style:text-properties officeooo:rsid="00ea79fc"/>
    </style:style>
    <style:style style:name="T67" style:family="text">
      <style:text-properties officeooo:rsid="00ec4feb"/>
    </style:style>
    <style:style style:name="T68" style:family="text">
      <style:text-properties officeooo:rsid="00ed2856"/>
    </style:style>
    <style:style style:name="T69" style:family="text">
      <style:text-properties officeooo:rsid="00ee2da3"/>
    </style:style>
    <style:style style:name="T70" style:family="text">
      <style:text-properties officeooo:rsid="00ef971e"/>
    </style:style>
    <style:style style:name="T71" style:family="text">
      <style:text-properties officeooo:rsid="00f0500c"/>
    </style:style>
    <style:style style:name="T72" style:family="text">
      <style:text-properties officeooo:rsid="00f2332d"/>
    </style:style>
    <style:style style:name="T73" style:family="text">
      <style:text-properties officeooo:rsid="00f3364e"/>
    </style:style>
    <style:style style:name="T74" style:family="text">
      <style:text-properties officeooo:rsid="00f522cc"/>
    </style:style>
    <style:style style:name="T75" style:family="text">
      <style:text-properties officeooo:rsid="00f6f8af"/>
    </style:style>
    <style:style style:name="T76" style:family="text">
      <style:text-properties officeooo:rsid="00f7725f"/>
    </style:style>
    <style:style style:name="T77" style:family="text">
      <style:text-properties officeooo:rsid="00f807c1"/>
    </style:style>
    <style:style style:name="T78" style:family="text">
      <style:text-properties officeooo:rsid="00f85986"/>
    </style:style>
    <style:style style:name="T79" style:family="text">
      <style:text-properties officeooo:rsid="00f9b412"/>
    </style:style>
    <style:style style:name="T80" style:family="text">
      <style:text-properties officeooo:rsid="00fbae64"/>
    </style:style>
    <style:style style:name="T81" style:family="text">
      <style:text-properties officeooo:rsid="00fda001"/>
    </style:style>
    <style:style style:name="T82" style:family="text">
      <style:text-properties officeooo:rsid="00fe9477"/>
    </style:style>
    <style:style style:name="T83" style:family="text">
      <style:text-properties officeooo:rsid="0101dfbc"/>
    </style:style>
    <style:style style:name="T84" style:family="text">
      <style:text-properties officeooo:rsid="01039c15"/>
    </style:style>
    <style:style style:name="T85" style:family="text">
      <style:text-properties officeooo:rsid="010506bd"/>
    </style:style>
    <style:style style:name="T86" style:family="text">
      <style:text-properties officeooo:rsid="0108c2a9"/>
    </style:style>
    <style:style style:name="T87" style:family="text">
      <style:text-properties officeooo:rsid="0108eece"/>
    </style:style>
    <style:style style:name="T88" style:family="text">
      <style:text-properties officeooo:rsid="010db195"/>
    </style:style>
    <style:style style:name="T89" style:family="text">
      <style:text-properties officeooo:rsid="010de44c"/>
    </style:style>
    <style:style style:name="T90" style:family="text">
      <style:text-properties officeooo:rsid="010e055d"/>
    </style:style>
    <style:style style:name="T91" style:family="text">
      <style:text-properties officeooo:rsid="01104c0a"/>
    </style:style>
    <style:style style:name="T92" style:family="text">
      <style:text-properties officeooo:rsid="01119397"/>
    </style:style>
    <style:style style:name="T93" style:family="text">
      <style:text-properties officeooo:rsid="0115c89b"/>
    </style:style>
    <style:style style:name="T94" style:family="text">
      <style:text-properties officeooo:rsid="0117b9f7"/>
    </style:style>
    <style:style style:name="T95" style:family="text">
      <style:text-properties officeooo:rsid="011aec79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f54c5"/>
    </style:style>
    <style:style style:name="T107" style:family="text">
      <style:text-properties officeooo:rsid="012fee63"/>
    </style:style>
    <style:style style:name="T108" style:family="text">
      <style:text-properties officeooo:rsid="0130109c"/>
    </style:style>
    <style:style style:name="T109" style:family="text">
      <style:text-properties officeooo:rsid="0130951a"/>
    </style:style>
    <style:style style:name="T110" style:family="text">
      <style:text-properties officeooo:rsid="0131a5ba"/>
    </style:style>
    <style:style style:name="T111" style:family="text">
      <style:text-properties officeooo:rsid="0132db9c"/>
    </style:style>
    <style:style style:name="T112" style:family="text">
      <style:text-properties officeooo:rsid="0133b4ce"/>
    </style:style>
    <style:style style:name="T113" style:family="text">
      <style:text-properties officeooo:rsid="0134e869"/>
    </style:style>
    <style:style style:name="T114" style:family="text">
      <style:text-properties officeooo:rsid="0136e19a"/>
    </style:style>
    <style:style style:name="T115" style:family="text">
      <style:text-properties officeooo:rsid="01375973"/>
    </style:style>
    <style:style style:name="T116" style:family="text">
      <style:text-properties officeooo:rsid="0138bd54"/>
    </style:style>
    <style:style style:name="T117" style:family="text">
      <style:text-properties officeooo:rsid="013aa602"/>
    </style:style>
    <style:style style:name="T118" style:family="text">
      <style:text-properties officeooo:rsid="013b8a9c"/>
    </style:style>
    <style:style style:name="T119" style:family="text">
      <style:text-properties officeooo:rsid="013c46a2"/>
    </style:style>
    <style:style style:name="T120" style:family="text">
      <style:text-properties officeooo:rsid="013ccf01"/>
    </style:style>
    <style:style style:name="T121" style:family="text">
      <style:text-properties officeooo:rsid="0144defb"/>
    </style:style>
    <style:style style:name="T122" style:family="text">
      <style:text-properties officeooo:rsid="0146be8b"/>
    </style:style>
    <style:style style:name="T123" style:family="text">
      <style:text-properties officeooo:rsid="01480b9a"/>
    </style:style>
    <style:style style:name="T124" style:family="text">
      <style:text-properties officeooo:rsid="0149d622"/>
    </style:style>
    <style:style style:name="T125" style:family="text">
      <style:text-properties officeooo:rsid="014b9b52"/>
    </style:style>
    <style:style style:name="T126" style:family="text">
      <style:text-properties officeooo:rsid="014bf62a"/>
    </style:style>
    <style:style style:name="T127" style:family="text">
      <style:text-properties officeooo:rsid="014d5ad4"/>
    </style:style>
    <style:style style:name="T128" style:family="text">
      <style:text-properties officeooo:rsid="014ec535"/>
    </style:style>
    <style:style style:name="T129" style:family="text">
      <style:text-properties officeooo:rsid="014ed511"/>
    </style:style>
    <style:style style:name="T130" style:family="text">
      <style:text-properties officeooo:rsid="0152fde4"/>
    </style:style>
    <style:style style:name="T131" style:family="text">
      <style:text-properties officeooo:rsid="01546258"/>
    </style:style>
    <style:style style:name="T132" style:family="text">
      <style:text-properties officeooo:rsid="0156a47b"/>
    </style:style>
    <style:style style:name="T133" style:family="text">
      <style:text-properties officeooo:rsid="0156d3f7"/>
    </style:style>
    <style:style style:name="T134" style:family="text">
      <style:text-properties officeooo:rsid="0158d322"/>
    </style:style>
    <style:style style:name="T135" style:family="text">
      <style:text-properties officeooo:rsid="0159c192"/>
    </style:style>
    <style:style style:name="T136" style:family="text">
      <style:text-properties officeooo:rsid="01629900"/>
    </style:style>
    <style:style style:name="T137" style:family="text">
      <style:text-properties officeooo:rsid="01640caf"/>
    </style:style>
    <style:style style:name="T138" style:family="text">
      <style:text-properties officeooo:rsid="01647ad2"/>
    </style:style>
    <style:style style:name="T139" style:family="text">
      <style:text-properties officeooo:rsid="016487fd"/>
    </style:style>
    <style:style style:name="T140" style:family="text">
      <style:text-properties officeooo:rsid="0165681a"/>
    </style:style>
    <style:style style:name="T141" style:family="text">
      <style:text-properties officeooo:rsid="0165e82e"/>
    </style:style>
    <style:style style:name="T142" style:family="text">
      <style:text-properties officeooo:rsid="0169b507"/>
    </style:style>
    <style:style style:name="T143" style:family="text">
      <style:text-properties officeooo:rsid="0169ccde"/>
    </style:style>
    <style:style style:name="T144" style:family="text">
      <style:text-properties officeooo:rsid="016a2889"/>
    </style:style>
    <style:style style:name="T145" style:family="text">
      <style:text-properties officeooo:rsid="016aeafe"/>
    </style:style>
    <style:style style:name="T146" style:family="text">
      <style:text-properties officeooo:rsid="016ee133"/>
    </style:style>
    <style:style style:name="T147" style:family="text">
      <style:text-properties officeooo:rsid="0170c5fc"/>
    </style:style>
    <style:style style:name="T148" style:family="text">
      <style:text-properties officeooo:rsid="01719a66"/>
    </style:style>
    <style:style style:name="T149" style:family="text">
      <style:text-properties officeooo:rsid="0179d510"/>
    </style:style>
    <style:style style:name="T150" style:family="text">
      <style:text-properties officeooo:rsid="017b6c45"/>
    </style:style>
    <style:style style:name="T151" style:family="text">
      <style:text-properties officeooo:rsid="017c40f6"/>
    </style:style>
    <style:style style:name="T152" style:family="text">
      <style:text-properties officeooo:rsid="017cfffc"/>
    </style:style>
    <style:style style:name="T153" style:family="text">
      <style:text-properties officeooo:rsid="017e8075"/>
    </style:style>
    <style:style style:name="T154" style:family="text">
      <style:text-properties officeooo:rsid="0180c8d8"/>
    </style:style>
    <style:style style:name="T155" style:family="text">
      <style:text-properties officeooo:rsid="0182355f"/>
    </style:style>
    <style:style style:name="T156" style:family="text">
      <style:text-properties officeooo:rsid="0182bc26"/>
    </style:style>
    <style:style style:name="T157" style:family="text">
      <style:text-properties officeooo:rsid="018d75c0"/>
    </style:style>
    <style:style style:name="T158" style:family="text">
      <style:text-properties officeooo:rsid="0190d1c0"/>
    </style:style>
    <style:style style:name="T159" style:family="text">
      <style:text-properties officeooo:rsid="0192d19e"/>
    </style:style>
    <style:style style:name="T160" style:family="text">
      <style:text-properties officeooo:rsid="0194ad33"/>
    </style:style>
    <style:style style:name="T161" style:family="text">
      <style:text-properties officeooo:rsid="0197fe0c"/>
    </style:style>
    <style:style style:name="T162" style:family="text">
      <style:text-properties officeooo:rsid="0199dc07"/>
    </style:style>
    <style:style style:name="T163" style:family="text">
      <style:text-properties officeooo:rsid="019feae3"/>
    </style:style>
    <style:style style:name="T164" style:family="text">
      <style:text-properties officeooo:rsid="01a068df"/>
    </style:style>
    <style:style style:name="T165" style:family="text">
      <style:text-properties officeooo:rsid="01a3bc01"/>
    </style:style>
    <style:style style:name="T166" style:family="text">
      <style:text-properties officeooo:rsid="01a5b375"/>
    </style:style>
    <style:style style:name="T167" style:family="text">
      <style:text-properties officeooo:rsid="01a874d6"/>
    </style:style>
    <style:style style:name="T168" style:family="text">
      <style:text-properties officeooo:rsid="01a8d24d"/>
    </style:style>
    <style:style style:name="T169" style:family="text">
      <style:text-properties officeooo:rsid="01a8f83f"/>
    </style:style>
    <style:style style:name="T170" style:family="text">
      <style:text-properties officeooo:rsid="01a961ea"/>
    </style:style>
    <style:style style:name="T171" style:family="text">
      <style:text-properties officeooo:rsid="01acb09a"/>
    </style:style>
    <style:style style:name="T172" style:family="text">
      <style:text-properties officeooo:rsid="01adcf0f"/>
    </style:style>
    <style:style style:name="T173" style:family="text">
      <style:text-properties officeooo:rsid="01af6eb1"/>
    </style:style>
    <style:style style:name="T174" style:family="text">
      <style:text-properties officeooo:rsid="01b64f80"/>
    </style:style>
    <style:style style:name="T175" style:family="text">
      <style:text-properties officeooo:rsid="01b6c94f"/>
    </style:style>
    <style:style style:name="T176" style:family="text">
      <style:text-properties officeooo:rsid="01b71356"/>
    </style:style>
    <style:style style:name="T177" style:family="text">
      <style:text-properties officeooo:rsid="01c0fa12"/>
    </style:style>
    <style:style style:name="T178" style:family="text">
      <style:text-properties officeooo:rsid="01c2f16e"/>
    </style:style>
    <style:style style:name="T179" style:family="text">
      <style:text-properties officeooo:rsid="01c59805"/>
    </style:style>
    <style:style style:name="T180" style:family="text">
      <style:text-properties officeooo:rsid="01c6d378"/>
    </style:style>
    <style:style style:name="T181" style:family="text">
      <style:text-properties officeooo:rsid="01c71467"/>
    </style:style>
    <style:style style:name="T182" style:family="text">
      <style:text-properties officeooo:rsid="01c89fba"/>
    </style:style>
    <style:style style:name="T183" style:family="text">
      <style:text-properties officeooo:rsid="01c8d736"/>
    </style:style>
    <style:style style:name="T184" style:family="text">
      <style:text-properties officeooo:rsid="01c92421"/>
    </style:style>
    <style:style style:name="T185" style:family="text">
      <style:text-properties officeooo:rsid="01ca7871"/>
    </style:style>
    <style:style style:name="T186" style:family="text">
      <style:text-properties officeooo:rsid="01cb5bed"/>
    </style:style>
    <style:style style:name="T187" style:family="text">
      <style:text-properties officeooo:rsid="01cbf7ba"/>
    </style:style>
    <style:style style:name="T188" style:family="text">
      <style:text-properties officeooo:rsid="01cd9295"/>
    </style:style>
    <style:style style:name="T189" style:family="text">
      <style:text-properties officeooo:rsid="01cf4795"/>
    </style:style>
    <style:style style:name="T190" style:family="text">
      <style:text-properties officeooo:rsid="01d0b4d2"/>
    </style:style>
    <style:style style:name="T191" style:family="text">
      <style:text-properties officeooo:rsid="01d226a5"/>
    </style:style>
    <style:style style:name="T192" style:family="text">
      <style:text-properties officeooo:rsid="01d42317"/>
    </style:style>
    <style:style style:name="T193" style:family="text">
      <style:text-properties officeooo:rsid="01d43d70"/>
    </style:style>
    <style:style style:name="T194" style:family="text">
      <style:text-properties officeooo:rsid="01d610f7"/>
    </style:style>
    <style:style style:name="T195" style:family="text">
      <style:text-properties officeooo:rsid="01d7d942"/>
    </style:style>
    <style:style style:name="T196" style:family="text">
      <style:text-properties officeooo:rsid="01d90155"/>
    </style:style>
    <style:style style:name="T197" style:family="text">
      <style:text-properties officeooo:rsid="01d9e6df"/>
    </style:style>
    <style:style style:name="T198" style:family="text">
      <style:text-properties officeooo:rsid="01daa3f9"/>
    </style:style>
    <style:style style:name="T199" style:family="text">
      <style:text-properties officeooo:rsid="01dc4a8e"/>
    </style:style>
    <style:style style:name="T200" style:family="text">
      <style:text-properties officeooo:rsid="01de07fd"/>
    </style:style>
    <style:style style:name="T201" style:family="text">
      <style:text-properties officeooo:rsid="01df3aae"/>
    </style:style>
    <style:style style:name="T202" style:family="text">
      <style:text-properties officeooo:rsid="01e1cf35"/>
    </style:style>
    <style:style style:name="T203" style:family="text">
      <style:text-properties officeooo:rsid="01e23315"/>
    </style:style>
    <style:style style:name="T204" style:family="text">
      <style:text-properties officeooo:rsid="01e28077"/>
    </style:style>
    <style:style style:name="T205" style:family="text">
      <style:text-properties officeooo:rsid="01e9af55"/>
    </style:style>
    <style:style style:name="T206" style:family="text">
      <style:text-properties officeooo:rsid="01e9cd54"/>
    </style:style>
    <style:style style:name="T207" style:family="text">
      <style:text-properties officeooo:rsid="01ed025c"/>
    </style:style>
    <style:style style:name="T208" style:family="text">
      <style:text-properties officeooo:rsid="01ed2116"/>
    </style:style>
    <style:style style:name="T209" style:family="text">
      <style:text-properties officeooo:rsid="01ed2f6b"/>
    </style:style>
    <style:style style:name="T210" style:family="text">
      <style:text-properties officeooo:rsid="01eed745"/>
    </style:style>
    <style:style style:name="T211" style:family="text">
      <style:text-properties officeooo:rsid="01f02c52"/>
    </style:style>
    <style:style style:name="T212" style:family="text">
      <style:text-properties officeooo:rsid="01f2513e"/>
    </style:style>
    <style:style style:name="T213" style:family="text">
      <style:text-properties officeooo:rsid="01f28582"/>
    </style:style>
    <style:style style:name="T214" style:family="text">
      <style:text-properties officeooo:rsid="01f59832"/>
    </style:style>
    <style:style style:name="T215" style:family="text">
      <style:text-properties officeooo:rsid="01ff33ba"/>
    </style:style>
    <style:style style:name="T216" style:family="text">
      <style:text-properties officeooo:rsid="01ff8b66"/>
    </style:style>
    <style:style style:name="T217" style:family="text">
      <style:text-properties officeooo:rsid="01ff8f01"/>
    </style:style>
    <style:style style:name="T218" style:family="text">
      <style:text-properties officeooo:rsid="02008831"/>
    </style:style>
    <style:style style:name="T219" style:family="text">
      <style:text-properties officeooo:rsid="0200bae0"/>
    </style:style>
    <style:style style:name="T220" style:family="text">
      <style:text-properties officeooo:rsid="0201abb0"/>
    </style:style>
    <style:style style:name="T221" style:family="text">
      <style:text-properties officeooo:rsid="0202cd72"/>
    </style:style>
    <style:style style:name="T222" style:family="text">
      <style:text-properties officeooo:rsid="02031b86"/>
    </style:style>
    <style:style style:name="T223" style:family="text">
      <style:text-properties officeooo:rsid="02034996"/>
    </style:style>
    <style:style style:name="T224" style:family="text">
      <style:text-properties officeooo:rsid="020449db"/>
    </style:style>
    <style:style style:name="T225" style:family="text">
      <style:text-properties officeooo:rsid="0205e370"/>
    </style:style>
    <style:style style:name="T226" style:family="text">
      <style:text-properties officeooo:rsid="0206a357"/>
    </style:style>
    <style:style style:name="T227" style:family="text">
      <style:text-properties officeooo:rsid="0207a7b7"/>
    </style:style>
    <style:style style:name="T228" style:family="text">
      <style:text-properties officeooo:rsid="0207eb4a"/>
    </style:style>
    <style:style style:name="T229" style:family="text">
      <style:text-properties officeooo:rsid="02085433"/>
    </style:style>
    <style:style style:name="T230" style:family="text">
      <style:text-properties officeooo:rsid="02087154"/>
    </style:style>
    <style:style style:name="T231" style:family="text">
      <style:text-properties officeooo:rsid="020a3103"/>
    </style:style>
    <style:style style:name="T232" style:family="text">
      <style:text-properties officeooo:rsid="020bd404"/>
    </style:style>
    <style:style style:name="T233" style:family="text">
      <style:text-properties officeooo:rsid="020d494d"/>
    </style:style>
    <style:style style:name="T234" style:family="text">
      <style:text-properties officeooo:rsid="020e1071"/>
    </style:style>
    <style:style style:name="T235" style:family="text">
      <style:text-properties officeooo:rsid="020e5494"/>
    </style:style>
    <style:style style:name="T236" style:family="text">
      <style:text-properties officeooo:rsid="021035bc"/>
    </style:style>
    <style:style style:name="T237" style:family="text">
      <style:text-properties officeooo:rsid="0210fe8c"/>
    </style:style>
    <style:style style:name="T238" style:family="text">
      <style:text-properties officeooo:rsid="021225fa"/>
    </style:style>
    <style:style style:name="T239" style:family="text">
      <style:text-properties officeooo:rsid="0212a5a5"/>
    </style:style>
    <style:style style:name="T240" style:family="text">
      <style:text-properties officeooo:rsid="021385ac"/>
    </style:style>
    <style:style style:name="T241" style:family="text">
      <style:text-properties officeooo:rsid="02139da9"/>
    </style:style>
    <style:style style:name="T242" style:family="text">
      <style:text-properties officeooo:rsid="0213c9c6"/>
    </style:style>
    <style:style style:name="T243" style:family="text">
      <style:text-properties officeooo:rsid="02157c20"/>
    </style:style>
    <style:style style:name="T244" style:family="text">
      <style:text-properties officeooo:rsid="02164406"/>
    </style:style>
    <style:style style:name="T245" style:family="text">
      <style:text-properties officeooo:rsid="0217a76e"/>
    </style:style>
    <style:style style:name="T246" style:family="text">
      <style:text-properties officeooo:rsid="021939ab"/>
    </style:style>
    <style:style style:name="T247" style:family="text">
      <style:text-properties officeooo:rsid="02197c90"/>
    </style:style>
    <style:style style:name="T248" style:family="text">
      <style:text-properties officeooo:rsid="021b3187"/>
    </style:style>
    <style:style style:name="T249" style:family="text">
      <style:text-properties officeooo:rsid="021c1114"/>
    </style:style>
    <style:style style:name="T250" style:family="text">
      <style:text-properties officeooo:rsid="021de2db"/>
    </style:style>
    <style:style style:name="T251" style:family="text">
      <style:text-properties officeooo:rsid="021ed02f"/>
    </style:style>
    <style:style style:name="T252" style:family="text">
      <style:text-properties officeooo:rsid="021efba2"/>
    </style:style>
    <style:style style:name="T253" style:family="text">
      <style:text-properties officeooo:rsid="02206abc"/>
    </style:style>
    <style:style style:name="T254" style:family="text">
      <style:text-properties officeooo:rsid="0221b115"/>
    </style:style>
    <style:style style:name="T255" style:family="text">
      <style:text-properties officeooo:rsid="0222986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2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0">Актив. Имущество организации</text:p>
          </table:table-cell>
          <table:table-cell table:style-name="Таблица1.B1" office:value-type="string">
            <text:p text:style-name="P190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190"/>
          </table:table-cell>
          <table:table-cell table:style-name="Таблица1.B2" office:value-type="string">
            <text:p text:style-name="P190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90">Баланс:</text:p>
          </table:table-cell>
          <table:table-cell table:style-name="Таблица1.B2" office:value-type="string">
            <text:p text:style-name="P190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1">Актив.</text:p>
          </table:table-cell>
          <table:table-cell table:style-name="Таблица2.B1" office:value-type="string">
            <text:p text:style-name="P191">Пассив.</text:p>
          </table:table-cell>
        </table:table-row>
        <table:table-row>
          <table:table-cell table:style-name="Таблица2.A2" office:value-type="string">
            <text:p text:style-name="P191">1) Внеоборотные активы: <text:s text:c="3"/>ххх</text:p>
          </table:table-cell>
          <table:table-cell table:style-name="Таблица2.B2" office:value-type="string">
            <text:p text:style-name="P189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191">2) Оборотные активы: <text:s text:c="9"/>ххх</text:p>
          </table:table-cell>
          <table:table-cell table:style-name="Таблица2.B2" office:value-type="string">
            <text:p text:style-name="P192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192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192">Баланс:</text:p>
          </table:table-cell>
          <table:table-cell table:style-name="Таблица2.B2" office:value-type="string">
            <text:p text:style-name="P192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353" text:outline-level="2">Виды бухгалтерского баланса.</text:h>
      <text:p text:style-name="P11">Классификация по времени составления.</text:p>
      <text:list xml:id="list14533415712" text:style-name="L1">
        <text:list-item>
          <text:p text:style-name="P208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208">Текущий баланс. Составляется периодически, бывает начальным, промежуточным, заключительным.</text:p>
        </text:list-item>
        <text:list-item>
          <text:p text:style-name="P208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21123650661" text:style-name="L2">
        <text:list-item>
          <text:p text:style-name="P209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209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209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11213684171" text:style-name="L3">
        <text:list-item>
          <text:p text:style-name="P210">Единичный баланс. Характеризует деятельность только одного предприятия. </text:p>
        </text:list-item>
        <text:list-item>
          <text:p text:style-name="P211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212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4936684251" text:style-name="L4">
        <text:list-item>
          <text:p text:style-name="P213">Самостоятельный баланс. Его имеют хоз субъекты, наделённые правами юридического лица.</text:p>
        </text:list-item>
        <text:list-item>
          <text:p text:style-name="P213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11228459311" text:style-name="L5">
        <text:list-item>
          <text:p text:style-name="P214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215">Баланс-нетто. Исключает регулирующие статьи. Пример — бухгалтерский баланс.</text:p>
        </text:list-item>
      </text:list>
      <text:p text:style-name="P14"/>
      <text:h text:style-name="P354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3">Актив</text:p>
          </table:table-cell>
          <table:table-cell table:style-name="Таблица3.B1" office:value-type="string">
            <text:p text:style-name="P193">Пассив </text:p>
          </table:table-cell>
        </table:table-row>
        <table:table-row>
          <table:table-cell table:style-name="Таблица3.A2" office:value-type="string">
            <text:p text:style-name="P194">Материалы. <text:s text:c="8"/>| <text:s/>50</text:p>
          </table:table-cell>
          <table:table-cell table:style-name="Таблица3.B2" office:value-type="string">
            <text:p text:style-name="P194">Уставный капитал. <text:s/>10</text:p>
          </table:table-cell>
        </table:table-row>
        <table:table-row>
          <table:table-cell table:style-name="Таблица3.A2" office:value-type="string">
            <text:p text:style-name="P194">Касса. <text:s text:c="19"/>| 10</text:p>
          </table:table-cell>
          <table:table-cell table:style-name="Таблица3.B2" office:value-type="string">
            <text:p text:style-name="P194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194">Расчётный счёт. | 40</text:p>
          </table:table-cell>
          <table:table-cell table:style-name="Таблица3.B2" office:value-type="string">
            <text:p text:style-name="P194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194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194">Баланс. <text:s text:c="16"/>| 100</text:p>
          </table:table-cell>
          <table:table-cell table:style-name="Таблица3.B2" office:value-type="string">
            <text:p text:style-name="P194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197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195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21744185661" text:style-name="L6">
        <text:list-item>
          <text:p text:style-name="P216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216">По балансу: счета (статьи) расположены в активной части баланса.</text:p>
        </text:list-item>
        <text:list-item>
          <text:p text:style-name="P216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195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5156982221" text:style-name="L7">
        <text:list-item>
          <text:p text:style-name="P217">экономическому содержанию. То есть счета отражают учёт имущества по источникам его образования.</text:p>
        </text:list-item>
        <text:list-item>
          <text:p text:style-name="P217">По балансу. Счета (статьи) расположены в пассивной части баланса. </text:p>
        </text:list-item>
        <text:list-item>
          <text:p text:style-name="P217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195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196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355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16787548591" text:style-name="L8">
        <text:list-item>
          <text:p text:style-name="P218"><text:soft-page-break/>экономический смысл хозяйственной опрерации. </text:p>
        </text:list-item>
        <text:list-item>
          <text:p text:style-name="P218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218">Какие счета участвуют в отражении суммы по данной операции. Номер и наименование. </text:p>
        </text:list-item>
        <text:list-item>
          <text:p text:style-name="P218">Какие это счета: активные или пассивные. </text:p>
        </text:list-item>
        <text:list-item>
          <text:p text:style-name="P218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6171489461" text:style-name="L9">
        <text:list-item>
          <text:p text:style-name="P219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220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1485045101" text:style-name="L10">
        <text:list-item>
          <text:p text:style-name="P221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221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221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1605188635" text:style-name="L11">
        <text:list-item>
          <text:p text:style-name="P222"><text:soft-page-break/>Счёт 10 «материалы»</text:p>
          <text:list>
            <text:list-item>
              <text:p text:style-name="P222">10/1 «сырьё и материалы»</text:p>
              <text:list>
                <text:list-item>
                  <text:p text:style-name="P222">Сталь</text:p>
                </text:list-item>
                <text:list-item>
                  <text:p text:style-name="P222">Чугун</text:p>
                </text:list-item>
                <text:list-item>
                  <text:p text:style-name="P222">Уран</text:p>
                </text:list-item>
                <text:list-item>
                  <text:p text:style-name="P222">т. д. </text:p>
                </text:list-item>
              </text:list>
            </text:list-item>
            <text:list-item>
              <text:p text:style-name="P222">10/3 «топливо»</text:p>
              <text:list>
                <text:list-item>
                  <text:p text:style-name="P223">Бензин</text:p>
                </text:list-item>
                <text:list-item>
                  <text:p text:style-name="P223">Газ</text:p>
                </text:list-item>
              </text:list>
            </text:list-item>
            <text:list-item>
              <text:p text:style-name="P223">10/4 «тара и тарные материалы» (10 счёт, 4-й субсчёт)</text:p>
              <text:list>
                <text:list-item>
                  <text:p text:style-name="P223">Тара деревянная</text:p>
                </text:list-item>
                <text:list-item>
                  <text:p text:style-name="P223">Тара пластиковая</text:p>
                </text:list-item>
                <text:list-item>
                  <text:p text:style-name="P223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198" text:outline-level="1">Лекция 5.</text:h>
      <text:p text:style-name="P44"/>
      <text:h text:style-name="P356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57" text:outline-level="2">Классификация счетов БухУчёта</text:h>
      <text:list xml:id="list913695355" text:style-name="L12">
        <text:list-item>
          <text:p text:style-name="P225">Классификация</text:p>
          <text:list>
            <text:list-item>
              <text:p text:style-name="P225">По отношению к бухгалтерскому балансу. </text:p>
              <text:list>
                <text:list-item>
                  <text:p text:style-name="P225">Забалансовые. </text:p>
                </text:list-item>
                <text:list-item>
                  <text:p text:style-name="P225">Балансовые. </text:p>
                  <text:list>
                    <text:list-item>
                      <text:p text:style-name="P225">Активные. Счета хоз средств</text:p>
                    </text:list-item>
                    <text:list-item>
                      <text:p text:style-name="P225"><text:soft-page-break/>пассивные. Источники хоз средств</text:p>
                    </text:list-item>
                    <text:list-item>
                      <text:p text:style-name="P225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225">По степени детализации получаемых показателей.</text:p>
              <text:list>
                <text:list-item>
                  <text:p text:style-name="P225">Аналитические </text:p>
                </text:list-item>
                <text:list-item>
                  <text:p text:style-name="P225">Синтетические</text:p>
                </text:list-item>
              </text:list>
            </text:list-item>
            <text:list-item>
              <text:p text:style-name="P225">По экономическому содержанию</text:p>
              <text:list>
                <text:list-item>
                  <text:p text:style-name="P225">Хозяйтвенные средства (Активные)</text:p>
                </text:list-item>
                <text:list-item>
                  <text:p text:style-name="P225">Источники хозяйственных <text:s/>средств (пассивные)</text:p>
                </text:list-item>
                <text:list-item>
                  <text:p text:style-name="P225">Хозяйственные процессы. (активно-пассивные)</text:p>
                </text:list-item>
              </text:list>
            </text:list-item>
            <text:list-item>
              <text:p text:style-name="P225">В зависимости от назначения и структуры. </text:p>
              <text:list>
                <text:list-item>
                  <text:p text:style-name="P225">Основные </text:p>
                  <text:list>
                    <text:list-item>
                      <text:p text:style-name="P225">Инвернтарные</text:p>
                    </text:list-item>
                    <text:list-item>
                      <text:p text:style-name="P225">фондовые </text:p>
                    </text:list-item>
                    <text:list-item>
                      <text:p text:style-name="P225">Счета расчётов</text:p>
                    </text:list-item>
                  </text:list>
                </text:list-item>
                <text:list-item>
                  <text:p text:style-name="P225">Регулирующие</text:p>
                  <text:list>
                    <text:list-item>
                      <text:p text:style-name="P225">Доолнительные</text:p>
                    </text:list-item>
                    <text:list-item>
                      <text:p text:style-name="P225">Контрарные</text:p>
                    </text:list-item>
                    <text:list-item>
                      <text:p text:style-name="P225">Контрарно-дополнительные</text:p>
                    </text:list-item>
                  </text:list>
                </text:list-item>
                <text:list-item>
                  <text:p text:style-name="P225">Операционные</text:p>
                  <text:list>
                    <text:list-item>
                      <text:p text:style-name="P225">Собирательно-распределительные</text:p>
                    </text:list-item>
                    <text:list-item>
                      <text:p text:style-name="P225">Бюджетно-распределительные</text:p>
                    </text:list-item>
                    <text:list-item>
                      <text:p text:style-name="P225">Калькуляционные</text:p>
                    </text:list-item>
                  </text:list>
                </text:list-item>
                <text:list-item>
                  <text:p text:style-name="P225">Финансово-результатные</text:p>
                  <text:list>
                    <text:list-item>
                      <text:p text:style-name="P225">Сопоставляющие</text:p>
                    </text:list-item>
                    <text:list-item>
                      <text:p text:style-name="P224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199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41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41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2">И уже результаты </text:span><text:soft-page-break/><text:span text:style-name="T42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358" text:outline-level="2">Классификация уётных регистров.</text:h>
      <text:list xml:id="list661445539" text:style-name="L13">
        <text:list-item>
          <text:p text:style-name="P229">Материальная основа</text:p>
          <text:list>
            <text:list-item>
              <text:p text:style-name="P229">Бумажные регистры</text:p>
              <text:list>
                <text:list-item>
                  <text:p text:style-name="P229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229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229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229">Безбумажные регистры. </text:p>
              <text:list>
                <text:list-item>
                  <text:p text:style-name="P229">Электронные носители. </text:p>
                </text:list-item>
              </text:list>
            </text:list-item>
          </text:list>
        </text:list-item>
        <text:list-item>
          <text:p text:style-name="P229">Назначение. </text:p>
          <text:list>
            <text:list-item>
              <text:p text:style-name="P226"><text:span text:style-name="T43">Контокоррентные. </text:span><text:span text:style-name="T44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230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227"><text:span text:style-name="T44">Многографные. </text:span><text:span text:style-name="T45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231">По способу группировки. </text:p>
          <text:list>
            <text:list-item>
              <text:p text:style-name="P228"><text:span text:style-name="T46">Хронологические.</text:span><text:span text:style-name="T47"> Фиксируют результат хозяйственой деятельности по мере его возникновения.</text:span></text:p>
            </text:list-item>
            <text:list-item>
              <text:p text:style-name="P228"><text:span text:style-name="T46">Систематические. <text:s/></text:span><text:span text:style-name="T47">Хозяйственные операции группируются по объектам учёта. Кассовая книга, например. </text:span></text:p>
            </text:list-item>
            <text:list-item>
              <text:p text:style-name="P228"><text:span text:style-name="T46">Комбинированные. </text:span><text:span text:style-name="T47">Как хронологические, так и систематические записи. </text:span></text:p>
            </text:list-item>
            <text:list-item>
              <text:p text:style-name="P228"><text:span text:style-name="T46">Синхронистические. </text:span><text:span text:style-name="T47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232">По объёму информации.</text:p>
          <text:list>
            <text:list-item>
              <text:p text:style-name="P232">Синтетические. </text:p>
            </text:list-item>
            <text:list-item>
              <text:p text:style-name="P232">Аналитические. </text:p>
            </text:list-item>
          </text:list>
        </text:list-item>
      </text:list>
      <text:p text:style-name="P51"/>
      <text:p text:style-name="P49"><text:soft-page-break/><text:span text:style-name="T48">Данные учётных регистров согласно фед закону о бух учёте относятся к </text:span><text:span text:style-name="T19">комменческой тайне </text:span><text:span text:style-name="T48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1361173663" text:style-name="L14">
        <text:list-item>
          <text:p text:style-name="P233">Наименование. (может быть какая-то форма, тогда код формы).</text:p>
        </text:list-item>
        <text:list-item>
          <text:p text:style-name="P233">Дата составления. </text:p>
        </text:list-item>
        <text:list-item>
          <text:p text:style-name="P233">Номер документа. </text:p>
        </text:list-item>
        <text:list-item>
          <text:p text:style-name="P233">Название и адрес организации. </text:p>
        </text:list-item>
        <text:list-item>
          <text:p text:style-name="P233">Название хозйяственной операции. </text:p>
        </text:list-item>
        <text:list-item>
          <text:p text:style-name="P233">Измерители хозйяственной операции в количественном или стоимостностном отношении.</text:p>
        </text:list-item>
        <text:list-item>
          <text:p text:style-name="P233">Наименование и должности лиц, ответственных за операцию и правильность оформлени.</text:p>
        </text:list-item>
        <text:list-item>
          <text:p text:style-name="P233">Личные подписи и их расшифоровки. </text:p>
        </text:list-item>
        <text:list-item>
          <text:p text:style-name="P233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359" text:outline-level="2">Схема движения документов в организации.</text:h>
      <text:p text:style-name="P50"><text:span text:style-name="T49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50">текущее </text:span><text:span text:style-name="T49">хранение </text:span><text:span text:style-name="T50">→ В зависимости от статуса передаётся либо в государственный архив, либо в архив самой организации. </text:span></text:p>
      <text:p text:style-name="P55"/>
      <text:h text:style-name="P360" text:outline-level="2">Требования к архивированию документов.</text:h>
      <text:list xml:id="list626618214" text:style-name="L15">
        <text:list-item>
          <text:p text:style-name="P234">Документы постоянного и временного сроков хранения группируются в разные папки.</text:p>
        </text:list-item>
        <text:list-item>
          <text:p text:style-name="P234">Подлинники должны быть отделены от копий. Годовые отчёты от квартальных и ежемесячных</text:p>
        </text:list-item>
        <text:list-item>
          <text:p text:style-name="P234">В дело включается не более одного экземпляра каждого документа.</text:p>
        </text:list-item>
        <text:list-item>
          <text:p text:style-name="P234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234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234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235">Дело должно сожержать не больее 250 листов при толщине не более 4 см. </text:p>
        </text:list-item>
        <text:list-item>
          <text:p text:style-name="P235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1216119341" text:style-name="L16">
        <text:list-item>
          <text:p text:style-name="P236">Декларации и налоговые расчёты: </text:p>
          <text:list>
            <text:list-item>
              <text:p text:style-name="P236">годовые постоянного</text:p>
            </text:list-item>
            <text:list-item>
              <text:p text:style-name="P236">Квартальные — 5 лет, </text:p>
            </text:list-item>
            <text:list-item>
              <text:p text:style-name="P236">Месяыные — 1 год.</text:p>
            </text:list-item>
          </text:list>
        </text:list-item>
        <text:list-item>
          <text:p text:style-name="P236">Буз отчёты и балансы:</text:p>
          <text:list>
            <text:list-item>
              <text:p text:style-name="P236">Сводные годовые постоянно</text:p>
            </text:list-item>
            <text:list-item>
              <text:p text:style-name="P236">Годовые постоянно</text:p>
            </text:list-item>
            <text:list-item>
              <text:p text:style-name="P236">Квартальные 5 лет</text:p>
            </text:list-item>
            <text:list-item>
              <text:p text:style-name="P236">месячные 1 год.</text:p>
            </text:list-item>
          </text:list>
        </text:list-item>
        <text:list-item>
          <text:p text:style-name="P236">Первичных документы и приложения к ним — 5 лет</text:p>
        </text:list-item>
        <text:list-item>
          <text:p text:style-name="P238">Бухгалтерских учтные регитсров и оборотных ведомостей – 5 лет</text:p>
        </text:list-item>
        <text:list-item>
          <text:p text:style-name="P237"><text:span text:style-name="T51">Перечни лиц, которое ответственны за подпи</text:span><text:span text:style-name="T52">с</text:span><text:span text:style-name="T51">и </text:span><text:span text:style-name="T52">ставить</text:span><text:span text:style-name="T51"> <text:s/></text:span><text:span text:style-name="T53">за главного бухгалтера </text:span><text:span text:style-name="T51">и всё такое – до замены. Счёт-фактура – документа, который гарантирует выполнение работ.</text:span></text:p>
        </text:list-item>
        <text:list-item>
          <text:p text:style-name="P239">Сроки хранения образцов подписей материально отвесттвеннх лиц — до минования надобности. </text:p>
        </text:list-item>
        <text:list-item>
          <text:p text:style-name="P239">Сроки хранения бухгалтерских документов</text:p>
          <text:list>
            <text:list-item>
              <text:p text:style-name="P239">ценные бумаги – постоянного</text:p>
            </text:list-item>
            <text:list-item>
              <text:p text:style-name="P239">соглашения договоры и тд — 5 лет.</text:p>
            </text:list-item>
            <text:list-item>
              <text:p text:style-name="P239">Документы на основные средства, кассовые документы и тд 5 лет</text:p>
            </text:list-item>
            <text:list-item>
              <text:p text:style-name="P239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4">Правила исправления записей в учётных регис</text:span><text:span text:style-name="T55">т</text:span><text:span text:style-name="T54">рах.</text:span></text:h>
      <text:p text:style-name="P59">Еть 3 метода исправления записей в учтных регистрах:</text:p>
      <text:list xml:id="list1034921769" text:style-name="L17">
        <text:list-item>
          <text:p text:style-name="P240"><text:span text:style-name="T56">Корректурный. </text:span><text:span text:style-name="T57">Применяют для исправления записей в первичных документов, кроме кассовых и банковских, </text:span><text:span text:style-name="T58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9">Зачёркивание неправильного и написание правильного. </text:span></text:p>
        </text:list-item>
        <text:list-item>
          <text:p text:style-name="P240"><text:soft-page-break/><text:span text:style-name="T56">Сторнироваочная проводка. </text:span><text:span text:style-name="T60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241"><text:span text:style-name="T57">Дополнительная проводка. </text:span><text:span text:style-name="T60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200" text:outline-level="1">Учёт денежных средств</text:h>
      <text:p text:style-name="P62"><text:span text:style-name="T61">Денежные средства в предприятии — </text:span><text:span text:style-name="T62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65">Чем выше скорость движения средств. Тем выше эффективность предпринимательской деятельности организации.</text:p>
      <text:p text:style-name="P65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65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65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3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4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66"><text:soft-page-break/>Средства в кассе хранятся не более 3 дней. </text:p>
      <text:p text:style-name="P67">Те документы предусматривают :</text:p>
      <text:list xml:id="list653959070" text:style-name="L18">
        <text:list-item>
          <text:p text:style-name="P250">наличие специально оборудованного помещения кассы, с охранной сигнализацией. </text:p>
        </text:list-item>
        <text:list-item>
          <text:p text:style-name="P250">Ведение касовой книги и другиз документов в установленной форме. </text:p>
        </text:list-item>
        <text:list-item>
          <text:p text:style-name="P250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250">Правительнством РФ есть категории организаций, которые могут без кассы, но это жёсткий перечень. </text:p>
        </text:list-item>
        <text:list-item>
          <text:p text:style-name="P250">Хранение свободных денежных средств в учреждениях банков. </text:p>
        </text:list-item>
        <text:list-item>
          <text:p text:style-name="P250">Расходование наличных денег строго на цели, указанные в чеки. </text:p>
        </text:list-item>
        <text:list-item>
          <text:p text:style-name="P251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252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253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242"><text:span text:style-name="T65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6">Все формы утверждены и согласованы с министерством финансов РФ.</text:span></text:p>
        </text:list-item>
        <text:list-item>
          <text:p text:style-name="P243"><text:span text:style-name="T67">В кассу наличные деньги поступают с расчётного счтёа в банке, при получении средств выдаётся ековая книжка. </text:span><text:span text:style-name="T68">Чтобы снять сумму, заполняется чек кассиром и руководителем и передаётся банку. </text:span><text:span text:style-name="T69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244"><text:span text:style-name="T69">Приходно-кассовый ордер Форма Ф.№КО-1, подписывается главным бух или уполномоченным лицом. </text:span><text:span text:style-name="T70">Обязательно ставится печать и регитсрация в журнале будет. </text:span><text:span text:style-name="T71">Журнал формы Ф.№КО-3. </text:span></text:p>
        </text:list-item>
        <text:list-item>
          <text:p text:style-name="P245"><text:span text:style-name="T72">Выдаются деньги расходно-кассовым ордером. <text:s/>Ф.№КО-2. </text:span><text:span text:style-name="T73">Также выдаются на базе других ведомостей. </text:span><text:span text:style-name="T74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246"><text:span text:style-name="T75">Приём и выдача денег по кассовым ордерам только в день их составления. </text:span><text:span text:style-name="T76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247"><text:span text:style-name="T77">По истечению срока выдачи (3 дня), напротив фамилии ставится штамп со словом депонировано. <text:s/></text:span><text:span text:style-name="T78">Составляет отдельных реестр депонированных сумм. </text:span><text:span text:style-name="T79">На всю сумму выданных средтв составляется расходно-кассовый ордер. </text:span></text:p>
        </text:list-item>
        <text:list-item>
          <text:p text:style-name="P248"><text:soft-page-break/><text:span text:style-name="T80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81">записи через копирку. В конце рабочего дня подсчитываются итоги опреаций, и отдатёт что-то там куда-то. </text:span><text:span text:style-name="T82">Главбуху, наверон. </text:span></text:p>
        </text:list-item>
        <text:list-item>
          <text:p text:style-name="P249"><text:span text:style-name="T82">Для учёта наличия и движения используется активный счтё</text:span><text:span text:style-name="T83">т</text:span><text:span text:style-name="T82"> 50 «касса». </text:span><text:span text:style-name="T83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254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254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255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68"/>
      <text:p text:style-name="P64"><text:span text:style-name="T84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5">Данные денежные документвы учитываются по номинальной стоимости, <text:s/>И там кассир опять ответственен. <text:s/></text:span></text:p>
      <text:p text:style-name="P69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69"/>
      <text:p text:style-name="P69">Пример: если имеем в кассе оплаченные путёвки в санатории, то будет Дт50, 50-3 денежные документы → Кт 50, 50-1 Касса организации. </text:p>
      <text:p text:style-name="P69"/>
      <text:h text:style-name="P361" text:outline-level="2">Учёт денежных средств на расчётных и специальных счетац в банках.</text:h>
      <text:p text:style-name="P70">Все организации обязаны хранить денежные средства на счетах в банках.</text:p>
      <text:p text:style-name="P71">Для открытия расчётного счёта оргазнизация предоставляет </text:p>
      <text:list xml:id="list1568515183" text:style-name="L19">
        <text:list-item>
          <text:p text:style-name="P259">заявление об открытии расчтёного счёта</text:p>
        </text:list-item>
        <text:list-item>
          <text:p text:style-name="P259">Копии документов о том, что она поставлена на учёт как оганизация,</text:p>
        </text:list-item>
        <text:list-item>
          <text:p text:style-name="P256"><text:span text:style-name="T86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7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260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261">Открытом Р\с присваиватся нормер, который потом указывается на документах. <text:line-break/></text:p>
        </text:list-item>
        <text:list-item>
          <text:p text:style-name="P262">Всё регулируется действующим законодательством. </text:p>
        </text:list-item>
        <text:list-item>
          <text:p text:style-name="P262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263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257"><text:span text:style-name="T88">Списание средств в <text:s/>порядке календарной отч</text:span><text:span text:style-name="T90">ё</text:span><text:span text:style-name="T88">тности, но существют приоритеты. </text:span><text:span text:style-name="T89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264">Во всех платёэных банковских документах указывается все р\с, помарки не допускаются.</text:p>
        </text:list-item>
        <text:list-item>
          <text:p text:style-name="P264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258"><text:span text:style-name="T91">В россии сейчас распространяется форма расчётом — с использованием банковских корпоративных карт. </text:span><text:span text:style-name="T92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265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72"/>
      <text:p text:style-name="P73">О валюте дальше должны бы. </text:p>
      <text:p text:style-name="P74"/>
      <text:p text:style-name="P74"/>
      <text:h text:style-name="Heading_20_1" text:outline-level="1"><text:span text:style-name="T93">Учёт труда и </text:span><text:span text:style-name="T94">расчётов с персоналом</text:span></text:h>
      <text:h text:style-name="P362" text:outline-level="2">Правовые основы организации о оплаты труда в рф</text:h>
      <text:p text:style-name="P82">Зарплата — важнейший и основной источник дохода персонала организации. С её помощью осуществляется контроль за мерой труда и потребления.</text:p>
      <text:p text:style-name="P82">Ей управляется экономика.</text:p>
      <text:p text:style-name="P82"/>
      <text:p text:style-name="P82"><text:soft-page-break/>В конституции РФ есть статьи, полностью посвящённые труду в стране. </text:p>
      <text:p text:style-name="P82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p>
      <text:p text:style-name="P82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p>
      <text:p text:style-name="P82">Статья ??, Каждый имеет право на отдых. Гарантируется продолжительность какая-то, отпуск оплачиваемый и тд.</text:p>
      <text:p text:style-name="P82">Статья 39. Каждый <text:s/>получает социальное обеспечение по выходуна пенсии, болезни ит тд.</text:p>
      <text:p text:style-name="P82"/>
      <text:p text:style-name="P82">Основной законодательный документ – ТК РФ. </text:p>
      <text:p text:style-name="P82">Выполнение установленных правил обязательно для всех руководителей и работников. </text:p>
      <text:p text:style-name="P82"/>
      <text:p text:style-name="P82">Есть ещё куча документов разных по оплате труда документов. </text:p>
      <text:list xml:id="list1776335690" text:style-name="L20">
        <text:list-item>
          <text:p text:style-name="P266">Гражданский кодекс РФ, например. По договорам гражданско-правового характера. Статья 746. 735, 781 и тд. </text:p>
        </text:list-item>
        <text:list-item>
          <text:p text:style-name="P266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p>
        </text:list-item>
        <text:list-item>
          <text:p text:style-name="P266">Инструкции госкомстата россии о составе фонза заработной платы и выплат социального хараектера. </text:p>
        </text:list-item>
      </text:list>
      <text:p text:style-name="P82"/>
      <text:h text:style-name="P362" text:outline-level="2">Документальное оформление учёта, численности, отработанного времени и выработки.</text:h>
      <text:p text:style-name="P82">Всё должно быть документарльно офомлено. Это и про зп. </text:p>
      <text:p text:style-name="P82">Первичные документы какие? </text:p>
      <text:p text:style-name="P82">Первичный учёт численности персонала на документах:</text:p>
      <text:list xml:id="list2176340218" text:style-name="L21">
        <text:list-item>
          <text:p text:style-name="P267">Приказ (распоряжение) о приёме на работу. Форма №Т-1. Это основание для приёма на работу. </text:p>
        </text:list-item>
        <text:list-item>
          <text:p text:style-name="P268"><text:span text:style-name="T94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5">Форма №Т-2. Там личные данные, награды, образование и тд. </text:span></text:p>
        </text:list-item>
        <text:list-item>
          <text:p text:style-name="P271">Запись в трудовой книжке.</text:p>
        </text:list-item>
        <text:list-item>
          <text:p text:style-name="P271">После этого в бухгалтерии открывается лицевой счёт на этого сотрудника. </text:p>
        </text:list-item>
        <text:list-item>
          <text:p text:style-name="P272">Прказ о переводе на другую работу, Форма Т-5</text:p>
        </text:list-item>
        <text:list-item>
          <text:p text:style-name="P273"><text:soft-page-break/>Есть приказ о предоставлении отпуска, Форма Т-6. Не только отпуск обычные, но и без сохранения зп; без объяснения причин на 3 дня. </text:p>
        </text:list-item>
        <text:list-item>
          <text:p text:style-name="P269"><text:span text:style-name="T96">Надоело работать, нашёл другую работу. Приказ о прекращении трудового контракта Т-8. </text:span><text:span text:style-name="T97">На основании его бухгалтерия производит окончательный отчёт с работкиком.</text:span></text:p>
        </text:list-item>
        <text:list-item>
          <text:p text:style-name="P270"><text:span text:style-name="T98">Табель учёта рабочего времени ведётся. Форма Т-12. </text:span><text:span text:style-name="T99">Фикситует использование рабочего времени всеми.</text:span></text:p>
        </text:list-item>
      </text:list>
      <text:p text:style-name="P83"/>
      <text:p text:style-name="P75"><text:span text:style-name="T99">Важнейший показатель – нормы труда, установленные в соответствии и чем-то там. <text:s/></text:span><text:span text:style-name="T100">Техника организации труда, что ли. <text:s/></text:span><text:span text:style-name="T101">Достигнутый уровень технологии.</text:span></text:p>
      <text:p text:style-name="P84">Предусмотреы такие нормы труда:</text:p>
      <text:p text:style-name="P205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p>
      <text:p text:style-name="P204"><text:span text:style-name="T102">2) Норма времени. </text:span><text:span text:style-name="T103">Количесво рабочего времени в часах, минутах, которое должен затратить работник на проводство единицы продукции.</text:span></text:p>
      <text:p text:style-name="P204"><text:span text:style-name="T105">3) </text:span><text:span text:style-name="T104">Норма обслуживания. <text:s/></text:span><text:span text:style-name="T105">Количество объектов, единиц оборудования и тд,, которые работник должен обслужить в единицу времени.</text:span></text:p>
      <text:p text:style-name="P206">4) Норма численности. Количество работников соответствующей квалификации, требемое для определения объёмов работ и чего-то там.</text:p>
      <text:p text:style-name="P207"/>
      <text:p text:style-name="P207">В зависимости от характера производства применяются разные первичные документы.</text:p>
      <text:p text:style-name="P207"/>
      <text:h text:style-name="P363" text:outline-level="2">Виды, формы и системы оплаты труда</text:h>
      <text:p text:style-name="P85">Оплата труда должна находиться в прямой зависимости от его личного трудового вклада и качества труда. Максимальный размер неограничен. <text:s/></text:p>
      <text:p text:style-name="P76"><text:span text:style-name="T106">Добавки, надбавки, премии и тд </text:span><text:span text:style-name="T107">должны начисляться сверх указанного минимума. </text:span></text:p>
      <text:p text:style-name="P86">Сейчас законом разрешено самим выбирать системы оплаты труда, целесообрезные в их технических условиях.</text:p>
      <text:p text:style-name="P77"><text:span text:style-name="T108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09">ц</text:span><text:span text:style-name="T108">ией. </text:span></text:p>
      <text:p text:style-name="P87">Зарплата бывает основная и дополнительная.</text:p>
      <text:p text:style-name="P87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p>
      <text:p text:style-name="P78"><text:soft-page-break/><text:span text:style-name="T110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11">х</text:span><text:span text:style-name="T110">орное пособие при увольнении, болезнь. </text:span></text:p>
      <text:p text:style-name="P87"/>
      <text:p text:style-name="P88">Формы оплаты труда: сдельная и повременная. </text:p>
      <text:p text:style-name="P79"><text:span text:style-name="T112">Повременная – платят за время, фактически отработанное. Применяются часовые, дневные и месячные тарифные ставки. <text:s/></text:span><text:span text:style-name="T113">2 вида: просто по времени, и по времени + премия. </text:span></text:p>
      <text:p text:style-name="P80"><text:span text:style-name="T114">Сдельная – можно учитывать количественные показатели результата труда. </text:span><text:span text:style-name="T115">И тут неважно, когда выполнялась работа, главное ,чтобы выполнялась.</text:span></text:p>
      <text:p text:style-name="P89"/>
      <text:p text:style-name="P81"><text:span text:style-name="T116">Тарифная ставка. </text:span><text:span text:style-name="T117">Размер оплаты за труд опреледённой сложности, произведённый в определённое время.</text:span><text:span text:style-name="T118"> Всегда в денежной форме, и её размер растёт с разрядом работника. <text:s/></text:span><text:span text:style-name="T119">Т</text:span><text:span text:style-name="T120">а</text:span><text:span text:style-name="T119">блица: разяд твой – суммы в зависимости от отработки. </text:span></text:p>
      <text:p text:style-name="P90">Разряд — показатель сложности рботы и квалицикации рабочего.</text:p>
      <text:p text:style-name="P91">Соотношение между тарифными ставками и выплатами с помощью тарифного коэффициента. </text:p>
      <text:p text:style-name="P91"/>
      <text:p text:style-name="P92">Оплата труда руководителей, специалистов, применяются должностные оклады, в зависимости от должности и квалификации работника. </text:p>
      <text:p text:style-name="P92"/>
      <text:p text:style-name="P93">Система плавающих окладов. В конце каждого месяца при окончании работы формируются новые должностные оклады на следующий месяц. </text:p>
      <text:p text:style-name="P93"/>
      <text:p text:style-name="P94">В государственных оганищациях руководители получают оклад + вознаграздение за повышение силы отрасли.</text:p>
      <text:p text:style-name="P94"/>
      <text:p text:style-name="P94"/>
      <text:p text:style-name="P95"><text:span text:style-name="T121">Сверхурочые работы – сверх установленной продолжительности рабочего времени. При этомадминистрация может приненять их только в исключительных случаев. Да и то не превышают 4 часа в течение 2 дней подряд, или 120 часов в год. </text:span><text:span text:style-name="T122">Компенсация их отгулом не допускается. </text:span></text:p>
      <text:p text:style-name="P96"><text:span text:style-name="T123">За первые </text:span><text:span text:style-name="T124">2 </text:span><text:span text:style-name="T123">час</text:span><text:span text:style-name="T124">а</text:span><text:span text:style-name="T123"> не менее, чем в полтора раза, дальше не менее, чем в 2 раза. </text:span></text:p>
      <text:p text:style-name="P100">К сверхурочным работам нельзя ьбеременных, работников моложде 18, женщин с детьми до 2 лет.</text:p>
      <text:p text:style-name="P100"/>
      <text:p text:style-name="P97"><text:span text:style-name="T125">Можно работать с повышением оплаты в ночное время. <text:s/></text:span><text:span text:style-name="T126">С 22 до 6. Множитель по коллективному договору и выше, чем законом. </text:span><text:span text:style-name="T127">И смена сокращается на 1 час .</text:span></text:p>
      <text:p text:style-name="P101"><text:soft-page-break/></text:p>
      <text:p text:style-name="P98"><text:span text:style-name="T128">Оплата брака какая?</text:span><text:span text:style-name="T129"> Брак – когда не отвечает стандарту, техническим условиям, или не может быть использована по назначению. </text:span></text:p>
      <text:p text:style-name="P102">Есть неисправимый (полный) – не подлежит оплате. Актом о производственном браке заносится. <text:s/>И могут с сотрудника материально взыскать.</text:p>
      <text:p text:style-name="P102">Есть исправимый – частичный. А тут снимают в зависимости от степени готовности по пониженной ставке</text:p>
      <text:p text:style-name="P102">Если не по вине работника, труд оплачивается по пониженным расценкам, но месячная зп не ниже 2/3 ставки. </text:p>
      <text:p text:style-name="P102"/>
      <text:p text:style-name="P103">Если скрытый дефект <text:s/>или брак не по вине работника, обнаренный после сдачи на органами технического контроля оплачивается наравне с годными изделиями. Время простоя по вине работника оплате не подлоежит .</text:p>
      <text:p text:style-name="P104">Время простоя не по вине работника (если он предупредил о начале простоя) оплачивается не менее, чем 2/3 </text:p>
      <text:p text:style-name="P104"/>
      <text:p text:style-name="P104"/>
      <text:p text:style-name="P99"><text:span text:style-name="T130">Оплата непроработннного времени </text:span><text:span text:style-name="T131">(сохраняют рабочее место и редняя зп)</text:span><text:span text:style-name="T130">: </text:span></text:p>
      <text:list xml:id="list1902152195" text:style-name="L22">
        <text:list-item>
          <text:p text:style-name="P274">если выполняет сотрудник государственные или общественные обязанности выполняет.</text:p>
        </text:list-item>
        <text:list-item>
          <text:p text:style-name="P275">За время нахождения в медицинском учредлении на обследовании. </text:p>
        </text:list-item>
        <text:list-item>
          <text:p text:style-name="P276">За донорство: в день обследования, день сдачи и за дни, данные за сдачу крови. </text:p>
        </text:list-item>
      </text:list>
      <text:p text:style-name="P105"/>
      <text:p text:style-name="P105">Порядок оплаты отпусков </text:p>
      <text:list xml:id="list461924261" text:style-name="L23">
        <text:list-item>
          <text:p text:style-name="P277"><text:span text:style-name="T132">Право имеют все сорудники, работающие по трудовому договору или контракту, </text:span><text:span text:style-name="T133">независимо от степени их занятости, и тд</text:span></text:p>
        </text:list-item>
        <text:list-item>
          <text:p text:style-name="P278"><text:span text:style-name="T134">Не менее 24 </text:span><text:span text:style-name="T135">календарных</text:span><text:span text:style-name="T134"> дней, если 6-дневная неделя. </text:span></text:p>
        </text:list-item>
        <text:list-item>
          <text:p text:style-name="P279">Есть категории людей, которым больше можно.</text:p>
        </text:list-item>
        <text:list-item>
          <text:p text:style-name="P280">В отпуск не включаются праздничные дни и выходные дни. </text:p>
        </text:list-item>
        <text:list-item>
          <text:p text:style-name="P281">Отпуск за первый год – за первые 11 месяцев непрерывной работы. </text:p>
        </text:list-item>
        <text:list-item>
          <text:p text:style-name="P281">Или через 6 месяцев по взаимной договорённости. </text:p>
        </text:list-item>
        <text:list-item>
          <text:p text:style-name="P282">Отпуск за 2+ годы в любое время, а зависимости от очерёдности .</text:p>
        </text:list-item>
      </text:list>
      <text:p text:style-name="P106"/>
      <text:p text:style-name="P107">Компенсация за неиспользованные дни отпуска. </text:p>
      <text:p text:style-name="P107">При прекращении трудовы отношений идёт компенсация отпуска. </text:p>
      <text:p text:style-name="P107">Как обычно, в среднем платят за среднее число дней. </text:p>
      <text:p text:style-name="P108"><text:soft-page-break/>Некоторые интервалы не берутся в интервалы среднего заработка. В основном, случаи. Когда получает какой-то минимум от страхования и тд. </text:p>
      <text:p text:style-name="P108"/>
      <text:p text:style-name="P114">Отпускные:</text:p>
      <text:p text:style-name="P115">Если человек отработал все 11 месяцев, то </text:p>
      <text:p text:style-name="P110"><text:span text:style-name="T136">отпускные = сумма за рабочий период/ (12 * 29.4 [среднее количество дней в году </text:span><text:span text:style-name="T137">рабочих</text:span><text:span text:style-name="T136">])</text:span></text:p>
      <text:p text:style-name="P110"><text:span text:style-name="T138">Если не полностью, </text:span><text:span text:style-name="T139">то</text:span></text:p>
      <text:p text:style-name="P116">отпускные = сумма за рабочий период / (количество дней в периоде рабочем)</text:p>
      <text:p text:style-name="P110"><text:span text:style-name="T140">Оплата больничного за 2 предыдущих года (имеются пределы </text:span><text:span text:style-name="T141">сверху по зарплате за год</text:span><text:span text:style-name="T140">)</text:span></text:p>
      <text:p text:style-name="P117"/>
      <text:p text:style-name="P108"/>
      <text:p text:style-name="P108"/>
      <text:h text:style-name="P201" text:outline-level="1">Синтетический и аналитический учёт расчётов по оплате труда </text:h>
      <text:p text:style-name="P109">Синтетические </text:p>
      <text:p text:style-name="P109">Счёт 70 – расчёты с персоналом по оплате. Пассивный</text:p>
      <text:p text:style-name="P109">На кредите его будет зп, отчисления куда-то и тд.</text:p>
      <text:p text:style-name="P109">По дебету 70 счёта фиксируются удержания, премии, пособия и тд</text:p>
      <text:p text:style-name="P109">Кредитовая часть – задолженность по начисленной, но не выданной зп </text:p>
      <text:p text:style-name="P109"/>
      <text:p text:style-name="P109">Аналитические:</text:p>
      <text:p text:style-name="P109">Лицевой счёт работника</text:p>
      <text:p text:style-name="P109">Налоговая карточка по учёту налогов и ляляля</text:p>
      <text:p text:style-name="P109">Расчётные ведомости и тд</text:p>
      <text:p text:style-name="P109"/>
      <text:p text:style-name="P118"/>
      <text:p text:style-name="P111"><text:span text:style-name="T142">К каким счетам отнести оплату труда рабочик? А как бухгалтер решит. 20, 25, 26 —</text:span><text:span text:style-name="T143"> администрация, 29 — обслуживающий персонал, 44 – расходы на продажу (для торговцев) </text:span><text:span text:style-name="T142">, и тд, там всё расписано.</text:span></text:p>
      <text:p text:style-name="P112"><text:span text:style-name="T144">Под дебету этих счет</text:span><text:span text:style-name="T145">о</text:span><text:span text:style-name="T144">в, и по кредиту 70 счёта идёт.</text:span></text:p>
      <text:p text:style-name="P119"/>
      <text:p text:style-name="P120">Дебет 61 кредит 70 – когда по социальным травмам всяким пособие платится. </text:p>
      <text:p text:style-name="P121">По депонированию 76 счёт.</text:p>
      <text:p text:style-name="P113"><text:soft-page-break/><text:span text:style-name="T146">Не более 3 года могут храниться депонированные средства на 76 счете </text:span><text:span text:style-name="T147">(невыданные персоналу</text:span><text:span text:style-name="T148">)</text:span></text:p>
      <text:p text:style-name="P122"/>
      <text:p text:style-name="P122"/>
      <text:h text:style-name="P364" text:outline-level="2">Учёт удержаний и учёта зп работника.</text:h>
      <text:p text:style-name="P123">Удержания могут только в законных случаях:</text:p>
      <text:list xml:id="list832810833" text:style-name="L24">
        <text:list-item>
          <text:p text:style-name="P283">обязательные удержания</text:p>
          <text:list>
            <text:list-item>
              <text:p text:style-name="P283">налог на доходы физических лиц</text:p>
            </text:list-item>
            <text:list-item>
              <text:p text:style-name="P283">Удержание по испонитльным местам (алименты)</text:p>
            </text:list-item>
          </text:list>
        </text:list-item>
        <text:list-item>
          <text:p text:style-name="P283">По инициативе администрации.</text:p>
          <text:list>
            <text:list-item>
              <text:p text:style-name="P283">Сумма аванса (если выдали его раньше)</text:p>
            </text:list-item>
            <text:list-item>
              <text:p text:style-name="P284">Излишне выплаченные средства в следствие ошибок.</text:p>
            </text:list-item>
            <text:list-item>
              <text:p text:style-name="P285">За материальный <text:s/>ущерб по вине работника</text:p>
            </text:list-item>
            <text:list-item>
              <text:p text:style-name="P285">Если сотруднику выплатили ссуду, то гасится она</text:p>
            </text:list-item>
          </text:list>
        </text:list-item>
      </text:list>
      <text:p text:style-name="P124"/>
      <text:p text:style-name="P125">Основной налог на нас – НДФЛ.</text:p>
      <text:p text:style-name="P126">Есть льготы за болезни, учёбу и тд.</text:p>
      <text:p text:style-name="P126"/>
      <text:p text:style-name="P126"/>
      <text:p text:style-name="P119"/>
      <text:h text:style-name="P202" text:outline-level="1">Учёт нематериальных активов</text:h>
      <text:p text:style-name="P135">Это объекты, используемые в хозяйственной деятельности в течение периода, превышающего 12 месяцев, имеют денежную оценку и приносят доходы, но неявляются при этом материально-вещественными ценностями.</text:p>
      <text:p text:style-name="P135"/>
      <text:p text:style-name="P127"><text:span text:style-name="T39">Организационные расходы</text:span><text:span text:style-name="T149"> – </text:span><text:span text:style-name="T150">связанные с образованием организации, признанные в соответствии с учредительными документами, вклады участников в уставный капитал.</text:span></text:p>
      <text:p text:style-name="P128"><text:span text:style-name="T40">Деловая репутация</text:span><text:span text:style-name="T151"> – </text:span><text:span text:style-name="T152">это превышенеи текущей цены организации над стоимостью по бухгалтерскому балансу всех его активов и обязательств.</text:span></text:p>
      <text:p text:style-name="P129"><text:span text:style-name="T152">Положительная – надбавка к цене. </text:span><text:span text:style-name="T153">Каркизируется в течение 20 лет, но не более срока деятельности организации..</text:span></text:p>
      <text:p text:style-name="P130"><text:span text:style-name="T154">Отрицательная – скидка с цены. </text:span><text:span text:style-name="T155">Учитывается как доходы будущих периодов. </text:span><text:span text:style-name="T156">Предме бухучёта – не сама собственность на активы, а право на их испольнозование.</text:span></text:p>
      <text:p text:style-name="P136"/>
      <text:p text:style-name="P137">Оценка нематериальных активов? В бухучёте идёт по первоначальной стоимости, а в балансе учитываем остаточную стоимость.</text:p>
      <text:p text:style-name="P138"><text:soft-page-break/>Начальная ситомость по нематериальным активам может определяться по-разному. <text:s/></text:p>
      <text:p text:style-name="P139">Можно по договорённости сторон (стул за миллион долларов)</text:p>
      <text:p text:style-name="P139">Можно собрать сумму и приобрести всё, что нужно. Тогда по фактически понесённым затратам.</text:p>
      <text:p text:style-name="P140">Можно по договору дорения получить начальное, значит там оцениваем по рыночной стоимость на дату опризовования. </text:p>
      <text:p text:style-name="P141">Можно по стоимости обмениваемого имущества. </text:p>
      <text:p text:style-name="P142">И тд, всё логично.</text:p>
      <text:p text:style-name="P142"/>
      <text:h text:style-name="P365" text:outline-level="2">Учёт поступления и убытия нематериальных активов</text:h>
      <text:p text:style-name="P143">Синтетический учёт.</text:p>
      <text:p text:style-name="P131"><text:span text:style-name="T157">На счетах 4 <text:s/>– <text:s/>???, 5 — амортизация немат</text:span><text:span text:style-name="T158">ериальным</text:span><text:span text:style-name="T157"> активов, 19/2 – налог на добавленную стоимость на нематериальным активам, 91 – прочие доходы и расходы. </text:span></text:p>
      <text:p text:style-name="P143">Аналитический учёт – как ведёся?</text:p>
      <text:p text:style-name="P143">По 4 счёту ведётся по видам и отдельным объектам. </text:p>
      <text:p text:style-name="P143">Основной документ – карточка учёта нематериальных активов.</text:p>
      <text:p text:style-name="P143"/>
      <text:p text:style-name="P132"><text:span text:style-name="T159">Безвозмездно полученные активы</text:span><text:span text:style-name="T160">////</text:span></text:p>
      <text:p text:style-name="P144"/>
      <text:p text:style-name="P145">Учёт инвентаризации и чего-то там нематериальных активов.</text:p>
      <text:p text:style-name="P146">Стоимость объектов нематериальных активов погашается путём начисления амортизации в течение установленного срока их полезного использования. Амортизация прежде всего возмещает затраты, понечённые организацией на приобретениа активов. Полезное использование --- период, в течение которого использование призвано приносить доход организации.</text:p>
      <text:p text:style-name="P147">Бывает, что на срок – лицензия, патенты.</text:p>
      <text:p text:style-name="P133"><text:span text:style-name="T161">Иногда устанавливаются нормы амортизации самостоятельно организацией – из начальной стоимости, это долго быть зациксировано приеазом, распоряжением и тд. </text:span><text:span text:style-name="T162">Это некий програмный продукт или что-то такое. </text:span></text:p>
      <text:p text:style-name="P148">Иногда нельзя определить срок полезного использования, тогда на 20 лет ставят. Или не более срока деятнльности организации. Ут авторские права на литературу и тд.</text:p>
      <text:p text:style-name="P149">Амортизационные отчисления по объектам определяются либо линейно (исходя их норм численных организации), либо списание стоимости пропорционально объёму продукции, или можно по уменьшаемому остатку.</text:p>
      <text:p text:style-name="P149"/>
      <text:p text:style-name="P150"><text:soft-page-break/>У некоммерческих оргазнинацийамортизация не начисляется, также не начисляетя на нематериальные активы, на которые не проводится погашение стоимости и тд </text:p>
      <text:p text:style-name="P151">Начисление амортизаций производится независимо от результатов деятельности организации, идёт равномерно, и включается в затраты производства и расходы на продажу.</text:p>
      <text:p text:style-name="P134"><text:span text:style-name="T163">В учёте используется для амортизации счёт 05 </text:span><text:span text:style-name="T164">пассивным </text:span></text:p>
      <text:p text:style-name="P152"/>
      <text:h text:style-name="P203" text:outline-level="1">Учёт основных средств</text:h>
      <text:p text:style-name="P153"><text:span text:style-name="T165">Положение по бухучёту – «учёт основных средств» реголаментирует тут всё. </text:span><text:span text:style-name="T166">БПУ 6/97</text:span></text:p>
      <text:p text:style-name="P154"><text:span text:style-name="T167">Это совокупность материально-вещественных ценностей, используемых в качестве средств труда при производстве продукции, выполнении работ или оказании услуг, или для управления организациенй в течение периода, превышающего </text:span><text:span text:style-name="T168">12 месяцев или обычного операционного цикла, если он превышает 12 месяцев. </text:span></text:p>
      <text:p text:style-name="P155"><text:span text:style-name="T169">Относятся предметы с полезным использованием более года, неависимо от их стоимости. <text:s/></text:span><text:span text:style-name="T170">И предметы, стоимостью на дату приобретения более 100 кратного размера минимального месячного оптаты труда на единицу, независимо от срока полезного использования.</text:span></text:p>
      <text:p text:style-name="P157"/>
      <text:p text:style-name="P158">Относим сюда здания, сооружения, рабочие силовые машины и оборудование, <text:s/>измерительные и регулирующие приборы и устройства, тд тд тд.</text:p>
      <text:p text:style-name="P159"/>
      <text:p text:style-name="P156"><text:span text:style-name="T171">Не относятся к основным средствам машины, оборудование и аналогичные предметы, числящиеся как готовые изделия на складе и</text:span><text:span text:style-name="T172">з</text:span><text:span text:style-name="T171">готовителя, </text:span><text:span text:style-name="T173">предметы, сдающиеся в монтаж, финансовые вложения и другие долгосрочные инвестиции.</text:span></text:p>
      <text:p text:style-name="P160"/>
      <text:p text:style-name="P161">Задача какая? Правильное оформление документов и отражение в учёте поступления основных средств. Из внутреннее перемещение и убытие.</text:p>
      <text:p text:style-name="P162">Достоверная статистика.</text:p>
      <text:p text:style-name="P162">Полное определение затрат на поддержание в рабочем состоянии оборудования и ремонта.</text:p>
      <text:p text:style-name="P163">Контроль за сохранностью и эффективностью испольования основных средств.</text:p>
      <text:p text:style-name="P163"/>
      <text:p text:style-name="P163">Классификация. ОКОФ используется №359</text:p>
      <text:list xml:id="list1139561618" text:style-name="L25">
        <text:list-item>
          <text:p text:style-name="P286">отраслевой признак.</text:p>
          <text:list>
            <text:list-item>
              <text:p text:style-name="P286">Промышленность</text:p>
            </text:list-item>
            <text:list-item>
              <text:p text:style-name="P286">С/х</text:p>
            </text:list-item>
            <text:list-item>
              <text:p text:style-name="P286"><text:soft-page-break/>транспорт </text:p>
            </text:list-item>
            <text:list-item>
              <text:p text:style-name="P286">свяь</text:p>
            </text:list-item>
            <text:list-item>
              <text:p text:style-name="P286">строительство</text:p>
            </text:list-item>
            <text:list-item>
              <text:p text:style-name="P286">тд</text:p>
            </text:list-item>
          </text:list>
        </text:list-item>
        <text:list-item>
          <text:p text:style-name="P286">по назначению.</text:p>
          <text:list>
            <text:list-item>
              <text:p text:style-name="P286">От участия в хозяйственном обороте зависит.</text:p>
              <text:list>
                <text:list-item>
                  <text:p text:style-name="P286">Производственные основные фонды, принимающие в участие в производстве продукци.. рабочие машины, станки и тд.</text:p>
                </text:list-item>
                <text:list-item>
                  <text:p text:style-name="P286">Непроизводственные основные фонды, непринимающие ляляля, но при этом активно влияют на прохождение процесса этого.</text:p>
                </text:list-item>
              </text:list>
            </text:list-item>
          </text:list>
        </text:list-item>
        <text:list-item>
          <text:p text:style-name="P286">по степени использования и наличию прав на них.</text:p>
          <text:list>
            <text:list-item>
              <text:p text:style-name="P287">Дествующие (собственные) установленные в цехах организации</text:p>
            </text:list-item>
            <text:list-item>
              <text:p text:style-name="P287">запасные <text:s/>(в резерве или для замены)</text:p>
            </text:list-item>
            <text:list-item>
              <text:p text:style-name="P287">бездействующие (на консервации)</text:p>
            </text:list-item>
            <text:list-item>
              <text:p text:style-name="P287">находящиеся в оперативном ведении.</text:p>
            </text:list-item>
          </text:list>
        </text:list-item>
      </text:list>
      <text:p text:style-name="P164"/>
      <text:p text:style-name="P164">Стоимость.</text:p>
      <text:p text:style-name="P164">По какой стоимости будут считатьсяосновные средства?</text:p>
      <text:list xml:id="list383934122" text:style-name="L26">
        <text:list-item>
          <text:p text:style-name="P288"><text:span text:style-name="T174">Текущая (</text:span><text:span text:style-name="T175">восстановительная</text:span><text:span text:style-name="T174">) </text:span><text:span text:style-name="T175">– деньги, которые должны быть отданы по рыночным ценам для замены этого объекта на аналогичный.</text:span></text:p>
        </text:list-item>
        <text:list-item>
          <text:p text:style-name="P290">Первоначальная – в момент вступления момента в эксплуатацию</text:p>
        </text:list-item>
        <text:list-item>
          <text:p text:style-name="P289"><text:span text:style-name="T175">Остаточная </text:span><text:span text:style-name="T176">– первоначальная за вычетом суммы износа. </text:span></text:p>
        </text:list-item>
      </text:list>
      <text:p text:style-name="P165"/>
      <text:p text:style-name="P166">Синтетический учёт – обобщение информации о наличии и движении.</text:p>
      <text:p text:style-name="P166">Учёт ведётся в денежной оценке. <text:s/></text:p>
      <text:p text:style-name="P167">Счета 01, 03, др</text:p>
      <text:p text:style-name="P167">Заводятся инвентарные карточки на объект или группу объектов. </text:p>
      <text:p text:style-name="P167">В дебете первоначальная стоимость.</text:p>
      <text:p text:style-name="P167">В кредите износ, выбитие, уценка и тд.</text:p>
      <text:p text:style-name="P167"/>
      <text:p text:style-name="P169">Дальше тема следующая какая-то.</text:p>
      <text:p text:style-name="P169"/>
      <text:p text:style-name="P169"/>
      <text:p text:style-name="P169"/>
      <text:p text:style-name="P169"/>
      <text:p text:style-name="P169"/>
      <text:h text:style-name="P366" text:outline-level="2"><text:soft-page-break/>Амортизация</text:h>
      <text:p text:style-name="P168"/>
      <text:p text:style-name="P169">Что есть износ? Что амортизация?</text:p>
      <text:p text:style-name="P170">Износ – потеря объектом своих потребительских свойств. </text:p>
      <text:p text:style-name="P171">Физический – утрата свойств в процессе течения времени, и моральный. </text:p>
      <text:list xml:id="list1484263590" text:style-name="L27">
        <text:list-item>
          <text:p text:style-name="P291">Физический</text:p>
          <text:list>
            <text:list-item>
              <text:p text:style-name="P291">Частичный (можно восстановить)</text:p>
            </text:list-item>
            <text:list-item>
              <text:p text:style-name="P291">Полный (нельзя)</text:p>
            </text:list-item>
          </text:list>
        </text:list-item>
        <text:list-item>
          <text:p text:style-name="P291">Моральный</text:p>
          <text:list>
            <text:list-item>
              <text:p text:style-name="P292">Когда вышел новый айфон.</text:p>
            </text:list-item>
          </text:list>
        </text:list-item>
      </text:list>
      <text:p text:style-name="P172">Амортизация – постепенное перенесение стоимости основных средств на стоимость готовой продукции.</text:p>
      <text:p text:style-name="P172"/>
      <text:p text:style-name="P173">Отчисления – то, как организация возмещает себе затраты на ремонт или замену основных средств. </text:p>
      <text:p text:style-name="P174">Перечисление ежемесячно. Прекращаем с 1 месяца, следующего за месяцем списания. </text:p>
      <text:p text:style-name="P174"/>
      <text:p text:style-name="P175">Способы списания:</text:p>
      <text:list xml:id="list1383852933" text:style-name="L28">
        <text:list-item>
          <text:p text:style-name="P294">линейный</text:p>
        </text:list-item>
        <text:list-item>
          <text:p text:style-name="P294">пропорционально объёму продукции</text:p>
        </text:list-item>
        <text:list-item>
          <text:p text:style-name="P294">способом уменьшаемого остатка</text:p>
        </text:list-item>
        <text:list-item>
          <text:p text:style-name="P293"><text:span text:style-name="T177">способом списания стоимости по сумме чисел лет </text:span><text:span text:style-name="T178">срока</text:span><text:span text:style-name="T177"> полезного использования.</text:span></text:p>
        </text:list-item>
      </text:list>
      <text:p text:style-name="P175">При линейном способе определяется вё по первоначальной стоимости, норме амортизации и тд</text:p>
      <text:p text:style-name="P175"/>
      <text:p text:style-name="P176">При способе уменьшемого остатка годолвая сумма амортизационных отчислений определяется по остаточной стоимости объекта и норм амортизации и коэффициента ускорения.</text:p>
      <text:p text:style-name="P176"/>
      <text:p text:style-name="P177">В последнем случае определяется их начальной стоимости объекта и годового соотношения, где в числителе число лет до конца службы, в знаменателе сумма чисел лет срока службы объекта.</text:p>
      <text:p text:style-name="P178"/>
      <text:p text:style-name="P179">Не начисляется тому, чему очевидно не должна начисляться. Животным там, приобретённым изданиям, фильмам, подобному, а также константным объектам (вечным), и для некоммерческих организаций тоже.</text:p>
      <text:h text:style-name="P367" text:outline-level="2"><text:soft-page-break/>Учёт затрат на восстановление основных средств</text:h>
      <text:p text:style-name="P295">Ремонта бывает 3: </text:p>
      <text:list xml:id="list1165110894" text:style-name="L29">
        <text:list-item>
          <text:p text:style-name="P296"><text:span text:style-name="T179">Текущий. </text:span><text:span text:style-name="T180">Осуществляется с периодичностью менее 1 года. Когда сломался внезапно, и починили.</text:span><text:span text:style-name="T179"> <text:s/></text:span></text:p>
        </text:list-item>
        <text:list-item>
          <text:p text:style-name="P296"><text:span text:style-name="T179">Средний. </text:span><text:span text:style-name="T181">Производится частичная разборка ремотируемого объекта, и замена части деталей. </text:span><text:span text:style-name="T182">Периодичность более 1 года.</text:span></text:p>
        </text:list-item>
        <text:list-item>
          <text:p text:style-name="P297"><text:span text:style-name="T180">Капитальный (запланированный). </text:span><text:span text:style-name="T182">Полная разборка агрегата, ремонт </text:span><text:span text:style-name="T183">и замена </text:span><text:span text:style-name="T182">всего-всего и тд.</text:span></text:p>
        </text:list-item>
      </text:list>
      <text:p text:style-name="P180"><text:span text:style-name="T184">Основание для ремонта – годовые планы. Обязательно с поквартальной и ме</text:span><text:span text:style-name="T185">сяч</text:span><text:span text:style-name="T184">ной разбивкой.</text:span></text:p>
      <text:p text:style-name="P301">Либо сами делаем, либо подрядчики.</text:p>
      <text:p text:style-name="P181"><text:span text:style-name="T186">Кучу всего нужно ещё там сделать. </text:span><text:span text:style-name="T187">Ну всё логично.</text:span></text:p>
      <text:p text:style-name="P182"><text:span text:style-name="T188">Есть несколько методов отнесения затрат на себестоимость </text:span><text:span text:style-name="T191">(сами делаем, хозяйственный способ)</text:span><text:span text:style-name="T188">: </text:span></text:p>
      <text:list xml:id="list252950523" text:style-name="L30">
        <text:list-item>
          <text:p text:style-name="P302">Создание ремонтно-строительной бригады, и тогда считаем на счёт 23 вспомогательное производство.</text:p>
        </text:list-item>
        <text:list-item>
          <text:p text:style-name="P298"><text:span text:style-name="T189">Предполагает создание рзервного фонда, там на 96 счёт кидаеются деньги (резерв). </text:span><text:span text:style-name="T190">Дальше всё то же самое. Используем материалы и рабочую силу. Остатки в экономию.</text:span></text:p>
        </text:list-item>
        <text:list-item>
          <text:p text:style-name="P303">Расходы будщих периодов предполагаем (97 счёт) Расходы отображаются как ДТ 97; КТ 10.</text:p>
        </text:list-item>
      </text:list>
      <text:p text:style-name="P304"/>
      <text:p text:style-name="P305">Подрядчики: </text:p>
      <text:p text:style-name="P183"><text:span text:style-name="T192">При капитальном ремонте все затраты отображаются у подрядчика. </text:span><text:span text:style-name="T193">Работа на основании договора. </text:span><text:span text:style-name="T194">В конце <text:s/>приём </text:span><text:span text:style-name="T195">объекта, акт о сдаче ф. </text:span><text:span text:style-name="T196">ОС-3. </text:span><text:span text:style-name="T197">Подписанный теми, кто делал.</text:span></text:p>
      <text:p text:style-name="P306">Как выглядит всё? ДТ тех счетов, одного из них + КТ 60.</text:p>
      <text:p text:style-name="P184"><text:span text:style-name="T198">А дальше идёт налог. </text:span><text:span text:style-name="T199">ДТ 19, КТ60.</text:span></text:p>
      <text:p text:style-name="P307">И дальше сумму вместе с ндс перечисляем на р/с ДТ 69 КТ 51.</text:p>
      <text:p text:style-name="P307"/>
      <text:h text:style-name="P368" text:outline-level="2">Учёт продажи и выбытия основных средств</text:h>
      <text:p text:style-name="P187"><text:span text:style-name="T200">Продажа, списание, </text:span><text:span text:style-name="T201">передача в виде вклада в уставный капитал других организациЙ, чрезвычайные происшедствия, дарение, тд.</text:span></text:p>
      <text:p text:style-name="P308">Должна быть создана комиссия ,которая всё оценит. </text:p>
      <text:p text:style-name="P309">Выбытие — списание стоимости объекта основных средств,которые выбывают или постоянно не используются. </text:p>
      <text:p text:style-name="P188"><text:span text:style-name="T202">Продажа – Элемент выбытия, но означает передачу права собственности </text:span><text:span text:style-name="T203">одним лицом другому на возмездеой основе. </text:span><text:span text:style-name="T204">Продажа предполагает налоговые обязательства.</text:span></text:p>
      <text:p text:style-name="P310"/>
      <text:h text:style-name="P369" text:outline-level="2"><text:soft-page-break/>Учёт аренды основных средств.</text:h>
      <text:p text:style-name="P311">Предоставление имущества во временное пользование за определённую полату на соновании договора. </text:p>
      <text:p text:style-name="P312">Либо на основании договора, либо в лизинг.</text:p>
      <text:p text:style-name="P313">В состав оплаты входит коммуналка, поддержание в норм состоянии, и предполагаемая прибыль от использования.</text:p>
      <text:p text:style-name="P313"/>
      <text:p text:style-name="P314">Лизинг – договор финансовой аренды. </text:p>
      <text:p text:style-name="P314">Долгосрочная финансовая аренда?</text:p>
      <text:p text:style-name="P185"><text:span text:style-name="T205">Это вид инвестиционной деятельности по приобретению имущества и передачи его на основании договора лизинга за опредлённую плату </text:span><text:span text:style-name="T206">на определённый срок и на определённых условиях, прописанных в договоре с правом выкупа имущества получателем.</text:span></text:p>
      <text:p text:style-name="P315">Предметом могут быть органищации, здания, оборудования, транспорт, всякая всячина, которая может использоваться в предпринимательсвкой деятельности. </text:p>
      <text:p text:style-name="P316">Лизингодатель, лизингополучатель и продавец – только резиденты страны. Внутренняя сторона лизинга.</text:p>
      <text:p text:style-name="P317">3 типа лизинга есть: </text:p>
      <text:list xml:id="list887922213" text:style-name="L31">
        <text:list-item>
          <text:p text:style-name="P299"><text:span text:style-name="T207">краткосрочный </text:span><text:span text:style-name="T208">дод 1.5 лет.</text:span></text:p>
        </text:list-item>
        <text:list-item>
          <text:p text:style-name="P299"><text:span text:style-name="T207">среднесрочный </text:span><text:span text:style-name="T208">1.5-3</text:span></text:p>
        </text:list-item>
        <text:list-item>
          <text:p text:style-name="P299"><text:span text:style-name="T207">долгосрочный. </text:span><text:span text:style-name="T208">На 3 и более года.</text:span></text:p>
        </text:list-item>
      </text:list>
      <text:p text:style-name="P317"/>
      <text:p text:style-name="P318">Виды:</text:p>
      <text:list xml:id="list439305888" text:style-name="L32">
        <text:list-item>
          <text:p text:style-name="P300"><text:span text:style-name="T209">финансовый. </text:span><text:span text:style-name="T211">П</text:span><text:span text:style-name="T210">окупает что-то, и продаёт покупателю со временем. Срок передачи – срок полной амортизации.</text:span></text:p>
        </text:list-item>
        <text:list-item>
          <text:p text:style-name="P300"><text:span text:style-name="T209">Возвртный. </text:span><text:span text:style-name="T212">Продавец одновременно лизингополучатель. </text:span><text:span text:style-name="T213">Почти не применяется.</text:span></text:p>
        </text:list-item>
        <text:list-item>
          <text:p text:style-name="P300"><text:span text:style-name="T209">Оперативный. </text:span><text:span text:style-name="T211">Лизингодатель закупает имущество и передаёт его получателю на срок с условиями возврата.</text:span></text:p>
        </text:list-item>
        <text:list-item>
          <text:p text:style-name="P300"><text:span text:style-name="T209">Сублизинг. </text:span><text:span text:style-name="T214">Переуступка прав пользования третьему лицу.</text:span></text:p>
        </text:list-item>
      </text:list>
      <text:p text:style-name="P319"/>
      <text:h text:style-name="P370" text:outline-level="2">Переоценка и инвентаризация основных средств.</text:h>
      <text:p text:style-name="P320">Периодическое уточнение восстановительной стоимости объектов основных средств с целью приведения с современным уровнем рыночных стен.</text:p>
      <text:p text:style-name="P321">Обязательные переоценки – когда курс рубля сильно скакал..</text:p>
      <text:p text:style-name="P322">Переоценке подлежат все основные средства.</text:p>
      <text:p text:style-name="P323">У кого брать сведения-то? У государства, у продавца в соответствии с затратами на изготовление.</text:p>
      <text:p text:style-name="P186"><text:soft-page-break/><text:span text:style-name="T215">Ну и эксперт должен оценить всё. </text:span><text:span text:style-name="T216">Полную восстановительную стоимость – все затраты на аналогичные по текущим рыночным ценам..</text:span></text:p>
      <text:p text:style-name="P324">Остаточная – стоимость основных средств после переоценки с учётом инвентарищиации.</text:p>
      <text:p text:style-name="P319"/>
      <text:p text:style-name="P319"><text:span text:style-name="T217"/></text:p>
      <text:h text:style-name="Heading_20_2" text:outline-level="2"><text:span text:style-name="T217">Учёт готовой продукции и её продаж</text:span><text:span text:style-name="T218">а</text:span></text:h>
      <text:p text:style-name="P325"><text:span text:style-name="T219">Готовая продукция – </text:span><text:span text:style-name="T220">изделия и полуфабрикаты с полностью законченн</text:span><text:span text:style-name="T221">о</text:span><text:span text:style-name="T220">й обрабткой, которые соответствуют стандартам и условиям, принятые на склад или заказщиком, </text:span><text:span text:style-name="T222">выполненные работы и услуги.</text:span></text:p>
      <text:p text:style-name="P326"><text:span text:style-name="T223">Сдаём на склад или материально ответственному лицу.</text:span></text:p>
      <text:p text:style-name="P327"><text:span text:style-name="T224">Ну либо изделия принимаются по месту <text:s/>монтажа (крейсеры там)</text:span></text:p>
      <text:p text:style-name="P327"><text:span text:style-name="T224"/></text:p>
      <text:p text:style-name="P328"><text:span text:style-name="T225">Виды: </text:span></text:p>
      <text:list xml:id="list34410934" text:style-name="L33">
        <text:list-item>
          <text:p text:style-name="P329"><text:span text:style-name="T226">В</text:span><text:span text:style-name="T225">аловая <text:s/></text:span><text:span text:style-name="T226">– полная стоимость законченных изделий за отчётный период.</text:span></text:p>
        </text:list-item>
        <text:list-item>
          <text:p text:style-name="P330"><text:span text:style-name="T227">Валовой оборот (Валовый выпуск) </text:span><text:span text:style-name="T228">Стоимость всего-всего, включая незавершённое производство.</text:span></text:p>
        </text:list-item>
        <text:list-item>
          <text:p text:style-name="P331"><text:span text:style-name="T229">Реализ</text:span><text:span text:style-name="T230">ованная</text:span><text:span text:style-name="T229"> – то, что на реализацию, исключая незавершённое, запчасти, полуфабрикаты и тд.</text:span></text:p>
        </text:list-item>
        <text:list-item>
          <text:p text:style-name="P332"><text:span text:style-name="T230">Сравнимая. Производилась в предыдущем отчётном периоде.</text:span></text:p>
        </text:list-item>
        <text:list-item>
          <text:p text:style-name="P332"><text:span text:style-name="T230">Несравнимая – не производилась или производится впервые.</text:span></text:p>
        </text:list-item>
      </text:list>
      <text:p text:style-name="P334"><text:span text:style-name="T230"/></text:p>
      <text:p text:style-name="P335"><text:span text:style-name="T231">Оценка готовой продукции осуществляется по: </text:span></text:p>
      <text:list xml:id="list246814156" text:style-name="L34">
        <text:list-item>
          <text:p text:style-name="P336"><text:span text:style-name="T232">фактическои производственной себестоимости. </text:span><text:span text:style-name="T233">– сумма всех затрат на изготовление продукции. На счёт 20 кидается.</text:span></text:p>
        </text:list-item>
        <text:list-item>
          <text:p text:style-name="P336"><text:span text:style-name="T234">Нормативная (плановая) производственная себестоимость. </text:span><text:span text:style-name="T235">Определяют и отдельно учитывают отклонения ФПС (первой) за отчётные период от плановой себестоисости). На чсёт 40 кидается.</text:span></text:p>
        </text:list-item>
        <text:list-item>
          <text:p text:style-name="P337"><text:span text:style-name="T236">По учётным ценам.</text:span><text:span text:style-name="T237"> Разница между фактической <text:s/>себестоимстью и учётными ценами.</text:span></text:p>
        </text:list-item>
        <text:list-item>
          <text:p text:style-name="P338"><text:span text:style-name="T238">По проджным ценам и тарифам. </text:span><text:span text:style-name="T239">(без ндс и налога с продаж)</text:span></text:p>
        </text:list-item>
        <text:list-item>
          <text:p text:style-name="P339"><text:span text:style-name="T240">По неполной <text:s/>(сокращённой) производственной себестоимости. </text:span><text:span text:style-name="T241">(метод директ-костинг) По фактически понесённым затратам.</text:span></text:p>
        </text:list-item>
      </text:list>
      <text:p text:style-name="P340"><text:span text:style-name="T241"/></text:p>
      <text:p text:style-name="P341"><text:span text:style-name="T242">На 43 счету готовая продукция.</text:span></text:p>
      <text:p text:style-name="P342"><text:span text:style-name="T243">Можно без использования счёта 40, и с исользованием.</text:span></text:p>
      <text:p text:style-name="P343"><text:span text:style-name="T244">В первом случае на 43 счёте фактическая себестоимость учитывается.</text:span></text:p>
      <text:p text:style-name="P344"><text:span text:style-name="T245">Во втором случае учт ведётся на 43 счёте по нормальной, или плановой себестоимости.</text:span></text:p>
      <text:p text:style-name="P345"><text:soft-page-break/><text:span text:style-name="T246">Что такое отпуск продукции. </text:span><text:span text:style-name="T247">(отгрузка) производится п порядке продажи через договор. </text:span></text:p>
      <text:p text:style-name="P346"><text:span text:style-name="T248">Что в договоре должно быть? Как обычно.</text:span></text:p>
      <text:p text:style-name="P347"><text:span text:style-name="T249">Франко-станция назначения – расходы на достакку на поставщике и включены в цену продкциии.</text:span></text:p>
      <text:p text:style-name="P348"><text:span text:style-name="T250">-//- отправления – поставщик оплачивает расходы только по погрузке готовой продукции в вагоны, остальное платит покупатель. </text:span><text:span text:style-name="T251">Но если берём со склада, то по доверенности только.</text:span></text:p>
      <text:p text:style-name="P348"><text:span text:style-name="T251"/></text:p>
      <text:p text:style-name="P349"><text:span text:style-name="T252">Учёт расходов, связанных с продажей продукции, товаров, работ и услуг.</text:span></text:p>
      <text:p text:style-name="P333"><text:span text:style-name="T229"/></text:p>
      <text:h text:style-name="Heading_20_2" text:outline-level="2"><text:span text:style-name="T253">Учёт продажи продукции</text:span></text:h>
      <text:p text:style-name="P350"><text:span text:style-name="T253">С момента отгрузки считается проданной. Переход права собственности в момент перехода покупателю продукции. </text:span><text:span text:style-name="T254">Организации разрашется определять выручку либо по моменту отгрузки, либо по ляляля.</text:span></text:p>
      <text:p text:style-name="P351"><text:span text:style-name="T255">Всё учитывается в учётной политике рпедприятия</text:span></text:p>
      <text:p text:style-name="P351"><text:span text:style-name="T255"/></text:p>
      <text:p text:style-name="P350"><text:span text:style-name="T2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03</meta:editing-cycles>
    <meta:creation-date>2012-10-08T07:35:00</meta:creation-date>
    <dc:date>2013-04-29T12:32:41</dc:date>
    <meta:editing-duration>PT16H37M42S</meta:editing-duration>
    <meta:generator>LibreOffice/3.6$Linux_X86_64 LibreOffice_project/360m1$Build-2</meta:generator>
    <meta:document-statistic meta:table-count="3" meta:image-count="0" meta:object-count="2" meta:page-count="31" meta:paragraph-count="596" meta:word-count="6728" meta:character-count="49600" meta:non-whitespace-character-count="42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ce3"/>
        <table:table-row table:style-name="ro1">
          <table:table-cell table:style-name="ce1" office:value-type="string" table:number-columns-spanned="1" table:number-rows-spanned="2">
            <text:p>Дебетуемые счета.</text:p>
          </table:table-cell>
          <table:table-cell table:style-name="ce1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2:47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